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th_30m_trad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table:style-name="Default" office:value-type="string" calcext:value-type="string">
            <text:p>entry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_fac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f QQE Fast &lt; QQE slow</text:p>
          </table:table-cell>
          <table:table-cell office:value-type="string" calcext:value-type="string">
            <text:p>Als trend gevolgd</text:p>
          </table:table-cell>
        </table:table-row>
        <table:table-row table:style-name="ro1">
          <table:table-cell office:value-type="float" office:value="60628" calcext:value-type="float">
            <text:p>60628</text:p>
          </table:table-cell>
          <table:table-cell office:value-type="string" calcext:value-type="string">
            <text:p>2021-02-05 07:00:00</text:p>
          </table:table-cell>
          <table:table-cell office:value-type="float" office:value="1666.33" calcext:value-type="float">
            <text:p>1666.33</text:p>
          </table:table-cell>
          <table:table-cell office:value-type="string" calcext:value-type="string">
            <text:p>True</text:p>
          </table:table-cell>
          <table:table-cell office:value-type="float" office:value="1603.53189339478" calcext:value-type="float">
            <text:p>1603.53189339478</text:p>
          </table:table-cell>
          <table:table-cell office:value-type="float" office:value="1.3" calcext:value-type="float">
            <text:p>1.3</text:p>
          </table:table-cell>
          <table:table-cell office:value-type="float" office:value="1747.96753858678" calcext:value-type="float">
            <text:p>1747.9675385867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nder winst</text:p>
          </table:table-cell>
          <table:table-cell office:value-type="string" calcext:value-type="string">
            <text:p>Break even</text:p>
          </table:table-cell>
        </table:table-row>
        <table:table-row table:style-name="ro1">
          <table:table-cell office:value-type="float" office:value="60700" calcext:value-type="float">
            <text:p>60700</text:p>
          </table:table-cell>
          <table:table-cell office:value-type="string" calcext:value-type="string">
            <text:p>2021-02-06 19:00:00</text:p>
          </table:table-cell>
          <table:table-cell office:value-type="float" office:value="1714.09" calcext:value-type="float">
            <text:p>1714.09</text:p>
          </table:table-cell>
          <table:table-cell office:value-type="string" calcext:value-type="string">
            <text:p>True</text:p>
          </table:table-cell>
          <table:table-cell office:value-type="float" office:value="1664.84444304988" calcext:value-type="float">
            <text:p>1664.84444304988</text:p>
          </table:table-cell>
          <table:table-cell office:value-type="float" office:value="1.3" calcext:value-type="float">
            <text:p>1.3</text:p>
          </table:table-cell>
          <table:table-cell office:value-type="float" office:value="1778.10922403515" calcext:value-type="float">
            <text:p>1778.109224035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inder verlies</text:p>
          </table:table-cell>
          <table:table-cell/>
        </table:table-row>
        <table:table-row table:style-name="ro1">
          <table:table-cell office:value-type="float" office:value="60753" calcext:value-type="float">
            <text:p>60753</text:p>
          </table:table-cell>
          <table:table-cell office:value-type="string" calcext:value-type="string">
            <text:p>2021-02-07 21:30:00</text:p>
          </table:table-cell>
          <table:table-cell office:value-type="float" office:value="1596.76" calcext:value-type="float">
            <text:p>1596.76</text:p>
          </table:table-cell>
          <table:table-cell office:value-type="string" calcext:value-type="string">
            <text:p>True</text:p>
          </table:table-cell>
          <table:table-cell office:value-type="float" office:value="1531.44657142292" calcext:value-type="float">
            <text:p>1531.44657142292</text:p>
          </table:table-cell>
          <table:table-cell office:value-type="float" office:value="1.3" calcext:value-type="float">
            <text:p>1.3</text:p>
          </table:table-cell>
          <table:table-cell office:value-type="float" office:value="1681.6674571502" calcext:value-type="float">
            <text:p>1681.66745715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eel minder winst</text:p>
          </table:table-cell>
          <table:table-cell office:value-type="string" calcext:value-type="string">
            <text:p>Veel meer winst</text:p>
          </table:table-cell>
        </table:table-row>
        <table:table-row table:style-name="ro1">
          <table:table-cell office:value-type="float" office:value="60857" calcext:value-type="float">
            <text:p>60857</text:p>
          </table:table-cell>
          <table:table-cell office:value-type="string" calcext:value-type="string">
            <text:p>2021-02-10 01:30:00</text:p>
          </table:table-cell>
          <table:table-cell office:value-type="float" office:value="1803.74" calcext:value-type="float">
            <text:p>1803.74</text:p>
          </table:table-cell>
          <table:table-cell office:value-type="string" calcext:value-type="string">
            <text:p>True</text:p>
          </table:table-cell>
          <table:table-cell office:value-type="float" office:value="1746.84115426718" calcext:value-type="float">
            <text:p>1746.84115426718</text:p>
          </table:table-cell>
          <table:table-cell office:value-type="float" office:value="1.3" calcext:value-type="float">
            <text:p>1.3</text:p>
          </table:table-cell>
          <table:table-cell office:value-type="float" office:value="1877.70849945267" calcext:value-type="float">
            <text:p>1877.708499452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inder verlies geleden anders</text:p>
          </table:table-cell>
          <table:table-cell/>
        </table:table-row>
        <table:table-row table:style-name="ro1">
          <table:table-cell office:value-type="float" office:value="60919" calcext:value-type="float">
            <text:p>60919</text:p>
          </table:table-cell>
          <table:table-cell office:value-type="string" calcext:value-type="string">
            <text:p>2021-02-11 09:30:00</text:p>
          </table:table-cell>
          <table:table-cell office:value-type="float" office:value="1765.94" calcext:value-type="float">
            <text:p>1765.94</text:p>
          </table:table-cell>
          <table:table-cell office:value-type="string" calcext:value-type="string">
            <text:p>True</text:p>
          </table:table-cell>
          <table:table-cell office:value-type="float" office:value="1720.59514183685" calcext:value-type="float">
            <text:p>1720.59514183685</text:p>
          </table:table-cell>
          <table:table-cell office:value-type="float" office:value="1.3" calcext:value-type="float">
            <text:p>1.3</text:p>
          </table:table-cell>
          <table:table-cell office:value-type="float" office:value="1824.8883156121" calcext:value-type="float">
            <text:p>1824.8883156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inder verlies dan 1:1</text:p>
          </table:table-cell>
          <table:table-cell/>
        </table:table-row>
        <table:table-row table:style-name="ro1">
          <table:table-cell office:value-type="float" office:value="60974" calcext:value-type="float">
            <text:p>60974</text:p>
          </table:table-cell>
          <table:table-cell office:value-type="string" calcext:value-type="string">
            <text:p>2021-02-12 13:00:00</text:p>
          </table:table-cell>
          <table:table-cell office:value-type="float" office:value="1788.04" calcext:value-type="float">
            <text:p>1788.04</text:p>
          </table:table-cell>
          <table:table-cell office:value-type="string" calcext:value-type="string">
            <text:p>True</text:p>
          </table:table-cell>
          <table:table-cell office:value-type="float" office:value="1752.38748523014" calcext:value-type="float">
            <text:p>1752.38748523014</text:p>
          </table:table-cell>
          <table:table-cell office:value-type="float" office:value="1.3" calcext:value-type="float">
            <text:p>1.3</text:p>
          </table:table-cell>
          <table:table-cell office:value-type="float" office:value="1834.38826920082" calcext:value-type="float">
            <text:p>1834.38826920082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61117" calcext:value-type="float">
            <text:p>61117</text:p>
          </table:table-cell>
          <table:table-cell office:value-type="string" calcext:value-type="string">
            <text:p>2021-02-15 12:30:00</text:p>
          </table:table-cell>
          <table:table-cell office:value-type="float" office:value="1805.14" calcext:value-type="float">
            <text:p>1805.14</text:p>
          </table:table-cell>
          <table:table-cell office:value-type="string" calcext:value-type="string">
            <text:p>True</text:p>
          </table:table-cell>
          <table:table-cell office:value-type="float" office:value="1742.96532900955" calcext:value-type="float">
            <text:p>1742.96532900955</text:p>
          </table:table-cell>
          <table:table-cell office:value-type="float" office:value="1.3" calcext:value-type="float">
            <text:p>1.3</text:p>
          </table:table-cell>
          <table:table-cell office:value-type="float" office:value="1885.96707228759" calcext:value-type="float">
            <text:p>1885.96707228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leinwinstje</text:p>
          </table:table-cell>
          <table:table-cell/>
        </table:table-row>
        <table:table-row table:style-name="ro1">
          <table:table-cell office:value-type="float" office:value="61146" calcext:value-type="float">
            <text:p>61146</text:p>
          </table:table-cell>
          <table:table-cell office:value-type="string" calcext:value-type="string">
            <text:p>2021-02-16 03:00:00</text:p>
          </table:table-cell>
          <table:table-cell office:value-type="float" office:value="1821.3" calcext:value-type="float">
            <text:p>1821.3</text:p>
          </table:table-cell>
          <table:table-cell office:value-type="string" calcext:value-type="string">
            <text:p>True</text:p>
          </table:table-cell>
          <table:table-cell office:value-type="float" office:value="1759.90823335819" calcext:value-type="float">
            <text:p>1759.90823335819</text:p>
          </table:table-cell>
          <table:table-cell office:value-type="float" office:value="1.3" calcext:value-type="float">
            <text:p>1.3</text:p>
          </table:table-cell>
          <table:table-cell office:value-type="float" office:value="1901.10929663436" calcext:value-type="float">
            <text:p>1901.10929663436</text:p>
          </table:table-cell>
          <table:table-cell table:number-columns-repeated="3"/>
        </table:table-row>
        <table:table-row table:style-name="ro1">
          <table:table-cell office:value-type="float" office:value="61202" calcext:value-type="float">
            <text:p>61202</text:p>
          </table:table-cell>
          <table:table-cell office:value-type="string" calcext:value-type="string">
            <text:p>2021-02-17 07:00:00</text:p>
          </table:table-cell>
          <table:table-cell office:value-type="float" office:value="1788.1" calcext:value-type="float">
            <text:p>1788.1</text:p>
          </table:table-cell>
          <table:table-cell office:value-type="string" calcext:value-type="string">
            <text:p>True</text:p>
          </table:table-cell>
          <table:table-cell office:value-type="float" office:value="1739.66472477652" calcext:value-type="float">
            <text:p>1739.66472477652</text:p>
          </table:table-cell>
          <table:table-cell office:value-type="float" office:value="1.3" calcext:value-type="float">
            <text:p>1.3</text:p>
          </table:table-cell>
          <table:table-cell office:value-type="float" office:value="1851.06585779052" calcext:value-type="float">
            <text:p>1851.06585779052</text:p>
          </table:table-cell>
          <table:table-cell table:number-columns-repeated="3"/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2021-02-19 16:00:00</text:p>
          </table:table-cell>
          <table:table-cell office:value-type="float" office:value="1948.28" calcext:value-type="float">
            <text:p>1948.28</text:p>
          </table:table-cell>
          <table:table-cell office:value-type="string" calcext:value-type="string">
            <text:p>True</text:p>
          </table:table-cell>
          <table:table-cell office:value-type="float" office:value="1906.08616729481" calcext:value-type="float">
            <text:p>1906.08616729481</text:p>
          </table:table-cell>
          <table:table-cell office:value-type="float" office:value="1.3" calcext:value-type="float">
            <text:p>1.3</text:p>
          </table:table-cell>
          <table:table-cell office:value-type="float" office:value="2003.13198251675" calcext:value-type="float">
            <text:p>2003.13198251675</text:p>
          </table:table-cell>
          <table:table-cell table:number-columns-repeated="3"/>
        </table:table-row>
        <table:table-row table:style-name="ro1">
          <table:table-cell office:value-type="float" office:value="61401" calcext:value-type="float">
            <text:p>61401</text:p>
          </table:table-cell>
          <table:table-cell office:value-type="string" calcext:value-type="string">
            <text:p>2021-02-21 10:30:00</text:p>
          </table:table-cell>
          <table:table-cell office:value-type="float" office:value="1971.19" calcext:value-type="float">
            <text:p>1971.19</text:p>
          </table:table-cell>
          <table:table-cell office:value-type="string" calcext:value-type="string">
            <text:p>True</text:p>
          </table:table-cell>
          <table:table-cell office:value-type="float" office:value="1911.04893074947" calcext:value-type="float">
            <text:p>1911.04893074947</text:p>
          </table:table-cell>
          <table:table-cell office:value-type="float" office:value="1.3" calcext:value-type="float">
            <text:p>1.3</text:p>
          </table:table-cell>
          <table:table-cell office:value-type="float" office:value="2049.37339002569" calcext:value-type="float">
            <text:p>2049.37339002569</text:p>
          </table:table-cell>
          <table:table-cell table:number-columns-repeated="3"/>
        </table:table-row>
        <table:table-row table:style-name="ro1">
          <table:table-cell office:value-type="float" office:value="61470" calcext:value-type="float">
            <text:p>61470</text:p>
          </table:table-cell>
          <table:table-cell office:value-type="string" calcext:value-type="string">
            <text:p>2021-02-22 21:00:00</text:p>
          </table:table-cell>
          <table:table-cell office:value-type="float" office:value="1791.38" calcext:value-type="float">
            <text:p>1791.38</text:p>
          </table:table-cell>
          <table:table-cell office:value-type="string" calcext:value-type="string">
            <text:p>True</text:p>
          </table:table-cell>
          <table:table-cell office:value-type="float" office:value="1685.18164652904" calcext:value-type="float">
            <text:p>1685.18164652904</text:p>
          </table:table-cell>
          <table:table-cell office:value-type="float" office:value="1.3" calcext:value-type="float">
            <text:p>1.3</text:p>
          </table:table-cell>
          <table:table-cell office:value-type="float" office:value="1929.43785951225" calcext:value-type="float">
            <text:p>1929.43785951225</text:p>
          </table:table-cell>
          <table:table-cell table:number-columns-repeated="3"/>
        </table:table-row>
        <table:table-row table:style-name="ro1">
          <table:table-cell office:value-type="float" office:value="61526" calcext:value-type="float">
            <text:p>61526</text:p>
          </table:table-cell>
          <table:table-cell office:value-type="string" calcext:value-type="string">
            <text:p>2021-02-24 01:00:00</text:p>
          </table:table-cell>
          <table:table-cell office:value-type="float" office:value="1587.62" calcext:value-type="float">
            <text:p>1587.62</text:p>
          </table:table-cell>
          <table:table-cell office:value-type="string" calcext:value-type="string">
            <text:p>True</text:p>
          </table:table-cell>
          <table:table-cell office:value-type="float" office:value="1461.65134006949" calcext:value-type="float">
            <text:p>1461.65134006949</text:p>
          </table:table-cell>
          <table:table-cell office:value-type="float" office:value="1.3" calcext:value-type="float">
            <text:p>1.3</text:p>
          </table:table-cell>
          <table:table-cell office:value-type="float" office:value="1751.37925790967" calcext:value-type="float">
            <text:p>1751.37925790967</text:p>
          </table:table-cell>
          <table:table-cell table:number-columns-repeated="3"/>
        </table:table-row>
        <table:table-row table:style-name="ro1">
          <table:table-cell office:value-type="float" office:value="61649" calcext:value-type="float">
            <text:p>61649</text:p>
          </table:table-cell>
          <table:table-cell office:value-type="string" calcext:value-type="string">
            <text:p>2021-02-26 14:30:00</text:p>
          </table:table-cell>
          <table:table-cell office:value-type="float" office:value="1515.56" calcext:value-type="float">
            <text:p>1515.56</text:p>
          </table:table-cell>
          <table:table-cell office:value-type="string" calcext:value-type="string">
            <text:p>True</text:p>
          </table:table-cell>
          <table:table-cell office:value-type="float" office:value="1444.88380012438" calcext:value-type="float">
            <text:p>1444.88380012438</text:p>
          </table:table-cell>
          <table:table-cell office:value-type="float" office:value="1.3" calcext:value-type="float">
            <text:p>1.3</text:p>
          </table:table-cell>
          <table:table-cell office:value-type="float" office:value="1607.43905983831" calcext:value-type="float">
            <text:p>1607.43905983831</text:p>
          </table:table-cell>
          <table:table-cell table:number-columns-repeated="3"/>
        </table:table-row>
        <table:table-row table:style-name="ro1">
          <table:table-cell office:value-type="float" office:value="61670" calcext:value-type="float">
            <text:p>61670</text:p>
          </table:table-cell>
          <table:table-cell office:value-type="string" calcext:value-type="string">
            <text:p>2021-02-27 01:00:00</text:p>
          </table:table-cell>
          <table:table-cell office:value-type="float" office:value="1496.4" calcext:value-type="float">
            <text:p>1496.4</text:p>
          </table:table-cell>
          <table:table-cell office:value-type="string" calcext:value-type="string">
            <text:p>True</text:p>
          </table:table-cell>
          <table:table-cell office:value-type="float" office:value="1426.38484396049" calcext:value-type="float">
            <text:p>1426.38484396049</text:p>
          </table:table-cell>
          <table:table-cell office:value-type="float" office:value="1.3" calcext:value-type="float">
            <text:p>1.3</text:p>
          </table:table-cell>
          <table:table-cell office:value-type="float" office:value="1587.41970285136" calcext:value-type="float">
            <text:p>1587.41970285136</text:p>
          </table:table-cell>
          <table:table-cell table:number-columns-repeated="3"/>
        </table:table-row>
        <table:table-row table:style-name="ro1">
          <table:table-cell office:value-type="float" office:value="61707" calcext:value-type="float">
            <text:p>61707</text:p>
          </table:table-cell>
          <table:table-cell office:value-type="string" calcext:value-type="string">
            <text:p>2021-02-27 19:30:0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True</text:p>
          </table:table-cell>
          <table:table-cell office:value-type="float" office:value="1464.50005707289" calcext:value-type="float">
            <text:p>1464.50005707289</text:p>
          </table:table-cell>
          <table:table-cell office:value-type="float" office:value="1.3" calcext:value-type="float">
            <text:p>1.3</text:p>
          </table:table-cell>
          <table:table-cell office:value-type="float" office:value="1573.74992580524" calcext:value-type="float">
            <text:p>1573.74992580524</text:p>
          </table:table-cell>
          <table:table-cell table:number-columns-repeated="3"/>
        </table:table-row>
        <table:table-row table:style-name="ro1">
          <table:table-cell office:value-type="float" office:value="61755" calcext:value-type="float">
            <text:p>61755</text:p>
          </table:table-cell>
          <table:table-cell office:value-type="string" calcext:value-type="string">
            <text:p>2021-02-28 19:30:00</text:p>
          </table:table-cell>
          <table:table-cell office:value-type="float" office:value="1389.24" calcext:value-type="float">
            <text:p>1389.24</text:p>
          </table:table-cell>
          <table:table-cell office:value-type="string" calcext:value-type="string">
            <text:p>True</text:p>
          </table:table-cell>
          <table:table-cell office:value-type="float" office:value="1301.01831832949" calcext:value-type="float">
            <text:p>1301.01831832949</text:p>
          </table:table-cell>
          <table:table-cell office:value-type="float" office:value="1.3" calcext:value-type="float">
            <text:p>1.3</text:p>
          </table:table-cell>
          <table:table-cell office:value-type="float" office:value="1503.92818617166" calcext:value-type="float">
            <text:p>1503.92818617166</text:p>
          </table:table-cell>
          <table:table-cell table:number-columns-repeated="3"/>
        </table:table-row>
        <table:table-row table:style-name="ro1">
          <table:table-cell office:value-type="float" office:value="61863" calcext:value-type="float">
            <text:p>61863</text:p>
          </table:table-cell>
          <table:table-cell office:value-type="string" calcext:value-type="string">
            <text:p>2021-03-03 01:30:00</text:p>
          </table:table-cell>
          <table:table-cell office:value-type="float" office:value="1524.27" calcext:value-type="float">
            <text:p>1524.27</text:p>
          </table:table-cell>
          <table:table-cell office:value-type="string" calcext:value-type="string">
            <text:p>True</text:p>
          </table:table-cell>
          <table:table-cell office:value-type="float" office:value="1469.36488311798" calcext:value-type="float">
            <text:p>1469.36488311798</text:p>
          </table:table-cell>
          <table:table-cell office:value-type="float" office:value="1.3" calcext:value-type="float">
            <text:p>1.3</text:p>
          </table:table-cell>
          <table:table-cell office:value-type="float" office:value="1595.64665194663" calcext:value-type="float">
            <text:p>1595.64665194663</text:p>
          </table:table-cell>
          <table:table-cell table:number-columns-repeated="3"/>
        </table:table-row>
        <table:table-row table:style-name="ro1">
          <table:table-cell office:value-type="float" office:value="61984" calcext:value-type="float">
            <text:p>61984</text:p>
          </table:table-cell>
          <table:table-cell office:value-type="string" calcext:value-type="string">
            <text:p>2021-03-05 14:00:00</text:p>
          </table:table-cell>
          <table:table-cell office:value-type="float" office:value="1508.54" calcext:value-type="float">
            <text:p>1508.54</text:p>
          </table:table-cell>
          <table:table-cell office:value-type="string" calcext:value-type="string">
            <text:p>True</text:p>
          </table:table-cell>
          <table:table-cell office:value-type="float" office:value="1456.00915759212" calcext:value-type="float">
            <text:p>1456.00915759212</text:p>
          </table:table-cell>
          <table:table-cell office:value-type="float" office:value="1.3" calcext:value-type="float">
            <text:p>1.3</text:p>
          </table:table-cell>
          <table:table-cell office:value-type="float" office:value="1576.83009513024" calcext:value-type="float">
            <text:p>1576.83009513024</text:p>
          </table:table-cell>
          <table:table-cell table:number-columns-repeated="3"/>
        </table:table-row>
        <table:table-row table:style-name="ro1">
          <table:table-cell office:value-type="float" office:value="62033" calcext:value-type="float">
            <text:p>62033</text:p>
          </table:table-cell>
          <table:table-cell office:value-type="string" calcext:value-type="string">
            <text:p>2021-03-06 16:00:00</text:p>
          </table:table-cell>
          <table:table-cell office:value-type="float" office:value="1580.34" calcext:value-type="float">
            <text:p>1580.34</text:p>
          </table:table-cell>
          <table:table-cell office:value-type="string" calcext:value-type="string">
            <text:p>True</text:p>
          </table:table-cell>
          <table:table-cell office:value-type="float" office:value="1513.86386366132" calcext:value-type="float">
            <text:p>1513.86386366132</text:p>
          </table:table-cell>
          <table:table-cell office:value-type="float" office:value="1.3" calcext:value-type="float">
            <text:p>1.3</text:p>
          </table:table-cell>
          <table:table-cell office:value-type="float" office:value="1666.75897724028" calcext:value-type="float">
            <text:p>1666.75897724028</text:p>
          </table:table-cell>
          <table:table-cell table:number-columns-repeated="3"/>
        </table:table-row>
        <table:table-row table:style-name="ro1">
          <table:table-cell office:value-type="float" office:value="62095" calcext:value-type="float">
            <text:p>62095</text:p>
          </table:table-cell>
          <table:table-cell office:value-type="string" calcext:value-type="string">
            <text:p>2021-03-07 23:00:00</text:p>
          </table:table-cell>
          <table:table-cell office:value-type="float" office:value="1715.14" calcext:value-type="float">
            <text:p>1715.14</text:p>
          </table:table-cell>
          <table:table-cell office:value-type="string" calcext:value-type="string">
            <text:p>True</text:p>
          </table:table-cell>
          <table:table-cell office:value-type="float" office:value="1652.41597891997" calcext:value-type="float">
            <text:p>1652.41597891997</text:p>
          </table:table-cell>
          <table:table-cell office:value-type="float" office:value="1.3" calcext:value-type="float">
            <text:p>1.3</text:p>
          </table:table-cell>
          <table:table-cell office:value-type="float" office:value="1796.68122740404" calcext:value-type="float">
            <text:p>1796.68122740404</text:p>
          </table:table-cell>
          <table:table-cell table:number-columns-repeated="3"/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2021-03-08 13:30:00</text:p>
          </table:table-cell>
          <table:table-cell office:value-type="float" office:value="1736.03" calcext:value-type="float">
            <text:p>1736.03</text:p>
          </table:table-cell>
          <table:table-cell office:value-type="string" calcext:value-type="string">
            <text:p>True</text:p>
          </table:table-cell>
          <table:table-cell office:value-type="float" office:value="1679.88544298498" calcext:value-type="float">
            <text:p>1679.88544298498</text:p>
          </table:table-cell>
          <table:table-cell office:value-type="float" office:value="1.3" calcext:value-type="float">
            <text:p>1.3</text:p>
          </table:table-cell>
          <table:table-cell office:value-type="float" office:value="1809.01792411953" calcext:value-type="float">
            <text:p>1809.01792411953</text:p>
          </table:table-cell>
          <table:table-cell table:number-columns-repeated="3"/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2021-03-10 13:30:00</text:p>
          </table:table-cell>
          <table:table-cell office:value-type="float" office:value="1844.35" calcext:value-type="float">
            <text:p>1844.35</text:p>
          </table:table-cell>
          <table:table-cell office:value-type="string" calcext:value-type="string">
            <text:p>True</text:p>
          </table:table-cell>
          <table:table-cell office:value-type="float" office:value="1795.46336660379" calcext:value-type="float">
            <text:p>1795.46336660379</text:p>
          </table:table-cell>
          <table:table-cell office:value-type="float" office:value="1.3" calcext:value-type="float">
            <text:p>1.3</text:p>
          </table:table-cell>
          <table:table-cell office:value-type="float" office:value="1907.90262341507" calcext:value-type="float">
            <text:p>1907.90262341507</text:p>
          </table:table-cell>
          <table:table-cell table:number-columns-repeated="3"/>
        </table:table-row>
        <table:table-row table:style-name="ro1">
          <table:table-cell office:value-type="float" office:value="62267" calcext:value-type="float">
            <text:p>62267</text:p>
          </table:table-cell>
          <table:table-cell office:value-type="string" calcext:value-type="string">
            <text:p>2021-03-11 13:00:00</text:p>
          </table:table-cell>
          <table:table-cell office:value-type="float" office:value="1797.37" calcext:value-type="float">
            <text:p>1797.37</text:p>
          </table:table-cell>
          <table:table-cell office:value-type="string" calcext:value-type="string">
            <text:p>True</text:p>
          </table:table-cell>
          <table:table-cell office:value-type="float" office:value="1750.11135042199" calcext:value-type="float">
            <text:p>1750.11135042199</text:p>
          </table:table-cell>
          <table:table-cell office:value-type="float" office:value="1.3" calcext:value-type="float">
            <text:p>1.3</text:p>
          </table:table-cell>
          <table:table-cell office:value-type="float" office:value="1858.80624445142" calcext:value-type="float">
            <text:p>1858.80624445142</text:p>
          </table:table-cell>
          <table:table-cell table:number-columns-repeated="3"/>
        </table:table-row>
        <table:table-row table:style-name="ro1">
          <table:table-cell office:value-type="float" office:value="62352" calcext:value-type="float">
            <text:p>62352</text:p>
          </table:table-cell>
          <table:table-cell office:value-type="string" calcext:value-type="string">
            <text:p>2021-03-13 07:30:00</text:p>
          </table:table-cell>
          <table:table-cell office:value-type="float" office:value="1790.17" calcext:value-type="float">
            <text:p>1790.17</text:p>
          </table:table-cell>
          <table:table-cell office:value-type="string" calcext:value-type="string">
            <text:p>True</text:p>
          </table:table-cell>
          <table:table-cell office:value-type="float" office:value="1741.90057488112" calcext:value-type="float">
            <text:p>1741.90057488112</text:p>
          </table:table-cell>
          <table:table-cell office:value-type="float" office:value="1.3" calcext:value-type="float">
            <text:p>1.3</text:p>
          </table:table-cell>
          <table:table-cell office:value-type="float" office:value="1852.92025265454" calcext:value-type="float">
            <text:p>1852.92025265454</text:p>
          </table:table-cell>
          <table:table-cell table:number-columns-repeated="3"/>
        </table:table-row>
        <table:table-row table:style-name="ro1">
          <table:table-cell office:value-type="float" office:value="62494" calcext:value-type="float">
            <text:p>62494</text:p>
          </table:table-cell>
          <table:table-cell office:value-type="string" calcext:value-type="string">
            <text:p>2021-03-16 06:30:00</text:p>
          </table:table-cell>
          <table:table-cell office:value-type="float" office:value="1790.72" calcext:value-type="float">
            <text:p>1790.72</text:p>
          </table:table-cell>
          <table:table-cell office:value-type="string" calcext:value-type="string">
            <text:p>True</text:p>
          </table:table-cell>
          <table:table-cell office:value-type="float" office:value="1717.52224114995" calcext:value-type="float">
            <text:p>1717.52224114995</text:p>
          </table:table-cell>
          <table:table-cell office:value-type="float" office:value="1.3" calcext:value-type="float">
            <text:p>1.3</text:p>
          </table:table-cell>
          <table:table-cell office:value-type="float" office:value="1885.87708650506" calcext:value-type="float">
            <text:p>1885.87708650506</text:p>
          </table:table-cell>
          <table:table-cell table:number-columns-repeated="3"/>
        </table:table-row>
        <table:table-row table:style-name="ro1">
          <table:table-cell office:value-type="float" office:value="62561" calcext:value-type="float">
            <text:p>62561</text:p>
          </table:table-cell>
          <table:table-cell office:value-type="string" calcext:value-type="string">
            <text:p>2021-03-17 16:00:00</text:p>
          </table:table-cell>
          <table:table-cell office:value-type="float" office:value="1789.48" calcext:value-type="float">
            <text:p>1789.48</text:p>
          </table:table-cell>
          <table:table-cell office:value-type="string" calcext:value-type="string">
            <text:p>True</text:p>
          </table:table-cell>
          <table:table-cell office:value-type="float" office:value="1741.67908756123" calcext:value-type="float">
            <text:p>1741.67908756123</text:p>
          </table:table-cell>
          <table:table-cell office:value-type="float" office:value="1.3" calcext:value-type="float">
            <text:p>1.3</text:p>
          </table:table-cell>
          <table:table-cell office:value-type="float" office:value="1851.6211861704" calcext:value-type="float">
            <text:p>1851.6211861704</text:p>
          </table:table-cell>
          <table:table-cell table:number-columns-repeated="3"/>
        </table:table-row>
        <table:table-row table:style-name="ro1">
          <table:table-cell office:value-type="float" office:value="62609" calcext:value-type="float">
            <text:p>62609</text:p>
          </table:table-cell>
          <table:table-cell office:value-type="string" calcext:value-type="string">
            <text:p>2021-03-18 16:00:00</text:p>
          </table:table-cell>
          <table:table-cell office:value-type="float" office:value="1827.92" calcext:value-type="float">
            <text:p>1827.92</text:p>
          </table:table-cell>
          <table:table-cell office:value-type="string" calcext:value-type="string">
            <text:p>True</text:p>
          </table:table-cell>
          <table:table-cell office:value-type="float" office:value="1785.33031586259" calcext:value-type="float">
            <text:p>1785.33031586259</text:p>
          </table:table-cell>
          <table:table-cell office:value-type="float" office:value="1.3" calcext:value-type="float">
            <text:p>1.3</text:p>
          </table:table-cell>
          <table:table-cell office:value-type="float" office:value="1883.28658937863" calcext:value-type="float">
            <text:p>1883.28658937863</text:p>
          </table:table-cell>
          <table:table-cell table:number-columns-repeated="3"/>
        </table:table-row>
        <table:table-row table:style-name="ro1">
          <table:table-cell office:value-type="float" office:value="62636" calcext:value-type="float">
            <text:p>62636</text:p>
          </table:table-cell>
          <table:table-cell office:value-type="string" calcext:value-type="string">
            <text:p>2021-03-19 05:30:00</text:p>
          </table:table-cell>
          <table:table-cell office:value-type="float" office:value="1803.66" calcext:value-type="float">
            <text:p>1803.66</text:p>
          </table:table-cell>
          <table:table-cell office:value-type="string" calcext:value-type="string">
            <text:p>True</text:p>
          </table:table-cell>
          <table:table-cell office:value-type="float" office:value="1756.30875944229" calcext:value-type="float">
            <text:p>1756.30875944229</text:p>
          </table:table-cell>
          <table:table-cell office:value-type="float" office:value="1.3" calcext:value-type="float">
            <text:p>1.3</text:p>
          </table:table-cell>
          <table:table-cell office:value-type="float" office:value="1865.21661272503" calcext:value-type="float">
            <text:p>1865.21661272503</text:p>
          </table:table-cell>
          <table:table-cell table:number-columns-repeated="3"/>
        </table:table-row>
        <table:table-row table:style-name="ro1">
          <table:table-cell office:value-type="float" office:value="62760" calcext:value-type="float">
            <text:p>62760</text:p>
          </table:table-cell>
          <table:table-cell office:value-type="string" calcext:value-type="string">
            <text:p>2021-03-21 19:30:00</text:p>
          </table:table-cell>
          <table:table-cell office:value-type="float" office:value="1795.97" calcext:value-type="float">
            <text:p>1795.97</text:p>
          </table:table-cell>
          <table:table-cell office:value-type="string" calcext:value-type="string">
            <text:p>True</text:p>
          </table:table-cell>
          <table:table-cell office:value-type="float" office:value="1774.9626345074" calcext:value-type="float">
            <text:p>1774.9626345074</text:p>
          </table:table-cell>
          <table:table-cell office:value-type="float" office:value="1.3" calcext:value-type="float">
            <text:p>1.3</text:p>
          </table:table-cell>
          <table:table-cell office:value-type="float" office:value="1823.27957514038" calcext:value-type="float">
            <text:p>1823.27957514038</text:p>
          </table:table-cell>
          <table:table-cell table:number-columns-repeated="3"/>
        </table:table-row>
        <table:table-row table:style-name="ro1">
          <table:table-cell office:value-type="float" office:value="62781" calcext:value-type="float">
            <text:p>62781</text:p>
          </table:table-cell>
          <table:table-cell office:value-type="string" calcext:value-type="string">
            <text:p>2021-03-22 06:00:00</text:p>
          </table:table-cell>
          <table:table-cell office:value-type="float" office:value="1793.66" calcext:value-type="float">
            <text:p>1793.66</text:p>
          </table:table-cell>
          <table:table-cell office:value-type="string" calcext:value-type="string">
            <text:p>True</text:p>
          </table:table-cell>
          <table:table-cell office:value-type="float" office:value="1766.07879647599" calcext:value-type="float">
            <text:p>1766.07879647599</text:p>
          </table:table-cell>
          <table:table-cell office:value-type="float" office:value="1.3" calcext:value-type="float">
            <text:p>1.3</text:p>
          </table:table-cell>
          <table:table-cell office:value-type="float" office:value="1829.51556458122" calcext:value-type="float">
            <text:p>1829.51556458122</text:p>
          </table:table-cell>
          <table:table-cell table:number-columns-repeated="3"/>
        </table:table-row>
        <table:table-row table:style-name="ro1">
          <table:table-cell office:value-type="float" office:value="62851" calcext:value-type="float">
            <text:p>62851</text:p>
          </table:table-cell>
          <table:table-cell office:value-type="string" calcext:value-type="string">
            <text:p>2021-03-23 17:00:00</text:p>
          </table:table-cell>
          <table:table-cell office:value-type="float" office:value="1714.92" calcext:value-type="float">
            <text:p>1714.92</text:p>
          </table:table-cell>
          <table:table-cell office:value-type="string" calcext:value-type="string">
            <text:p>True</text:p>
          </table:table-cell>
          <table:table-cell office:value-type="float" office:value="1680.12571034917" calcext:value-type="float">
            <text:p>1680.12571034917</text:p>
          </table:table-cell>
          <table:table-cell office:value-type="float" office:value="1.3" calcext:value-type="float">
            <text:p>1.3</text:p>
          </table:table-cell>
          <table:table-cell office:value-type="float" office:value="1760.15257654608" calcext:value-type="float">
            <text:p>1760.15257654608</text:p>
          </table:table-cell>
          <table:table-cell table:number-columns-repeated="3"/>
        </table:table-row>
        <table:table-row table:style-name="ro1">
          <table:table-cell office:value-type="float" office:value="62881" calcext:value-type="float">
            <text:p>62881</text:p>
          </table:table-cell>
          <table:table-cell office:value-type="string" calcext:value-type="string">
            <text:p>2021-03-24 08:00:00</text:p>
          </table:table-cell>
          <table:table-cell office:value-type="float" office:value="1712.34" calcext:value-type="float">
            <text:p>1712.34</text:p>
          </table:table-cell>
          <table:table-cell office:value-type="string" calcext:value-type="string">
            <text:p>True</text:p>
          </table:table-cell>
          <table:table-cell office:value-type="float" office:value="1666.16476619047" calcext:value-type="float">
            <text:p>1666.16476619047</text:p>
          </table:table-cell>
          <table:table-cell office:value-type="float" office:value="1.3" calcext:value-type="float">
            <text:p>1.3</text:p>
          </table:table-cell>
          <table:table-cell office:value-type="float" office:value="1772.36780395239" calcext:value-type="float">
            <text:p>1772.36780395239</text:p>
          </table:table-cell>
          <table:table-cell table:number-columns-repeated="3"/>
        </table:table-row>
        <table:table-row table:style-name="ro1">
          <table:table-cell office:value-type="float" office:value="62962" calcext:value-type="float">
            <text:p>62962</text:p>
          </table:table-cell>
          <table:table-cell office:value-type="string" calcext:value-type="string">
            <text:p>2021-03-26 00:30:00</text:p>
          </table:table-cell>
          <table:table-cell office:value-type="float" office:value="1620.51" calcext:value-type="float">
            <text:p>1620.51</text:p>
          </table:table-cell>
          <table:table-cell office:value-type="string" calcext:value-type="string">
            <text:p>True</text:p>
          </table:table-cell>
          <table:table-cell office:value-type="float" office:value="1577.15693911636" calcext:value-type="float">
            <text:p>1577.15693911636</text:p>
          </table:table-cell>
          <table:table-cell office:value-type="float" office:value="1.3" calcext:value-type="float">
            <text:p>1.3</text:p>
          </table:table-cell>
          <table:table-cell office:value-type="float" office:value="1676.86897914873" calcext:value-type="float">
            <text:p>1676.86897914873</text:p>
          </table:table-cell>
          <table:table-cell table:number-columns-repeated="3"/>
        </table:table-row>
        <table:table-row table:style-name="ro1">
          <table:table-cell office:value-type="float" office:value="63042" calcext:value-type="float">
            <text:p>63042</text:p>
          </table:table-cell>
          <table:table-cell office:value-type="string" calcext:value-type="string">
            <text:p>2021-03-27 16:30:00</text:p>
          </table:table-cell>
          <table:table-cell office:value-type="float" office:value="1706.43" calcext:value-type="float">
            <text:p>1706.43</text:p>
          </table:table-cell>
          <table:table-cell office:value-type="string" calcext:value-type="string">
            <text:p>True</text:p>
          </table:table-cell>
          <table:table-cell office:value-type="float" office:value="1669.73451458997" calcext:value-type="float">
            <text:p>1669.73451458997</text:p>
          </table:table-cell>
          <table:table-cell office:value-type="float" office:value="1.3" calcext:value-type="float">
            <text:p>1.3</text:p>
          </table:table-cell>
          <table:table-cell office:value-type="float" office:value="1754.13413103304" calcext:value-type="float">
            <text:p>1754.13413103304</text:p>
          </table:table-cell>
          <table:table-cell table:number-columns-repeated="3"/>
        </table:table-row>
        <table:table-row table:style-name="ro1">
          <table:table-cell office:value-type="float" office:value="63119" calcext:value-type="float">
            <text:p>63119</text:p>
          </table:table-cell>
          <table:table-cell office:value-type="string" calcext:value-type="string">
            <text:p>2021-03-29 07:00:00</text:p>
          </table:table-cell>
          <table:table-cell office:value-type="float" office:value="1705.42" calcext:value-type="float">
            <text:p>1705.42</text:p>
          </table:table-cell>
          <table:table-cell office:value-type="string" calcext:value-type="string">
            <text:p>True</text:p>
          </table:table-cell>
          <table:table-cell office:value-type="float" office:value="1681.70290198588" calcext:value-type="float">
            <text:p>1681.70290198588</text:p>
          </table:table-cell>
          <table:table-cell office:value-type="float" office:value="1.3" calcext:value-type="float">
            <text:p>1.3</text:p>
          </table:table-cell>
          <table:table-cell office:value-type="float" office:value="1736.25222741836" calcext:value-type="float">
            <text:p>1736.25222741836</text:p>
          </table:table-cell>
          <table:table-cell table:number-columns-repeated="3"/>
        </table:table-row>
        <table:table-row table:style-name="ro1">
          <table:table-cell office:value-type="float" office:value="63214" calcext:value-type="float">
            <text:p>63214</text:p>
          </table:table-cell>
          <table:table-cell office:value-type="string" calcext:value-type="string">
            <text:p>2021-03-31 06:30:00</text:p>
          </table:table-cell>
          <table:table-cell office:value-type="float" office:value="1852.61" calcext:value-type="float">
            <text:p>1852.61</text:p>
          </table:table-cell>
          <table:table-cell office:value-type="string" calcext:value-type="string">
            <text:p>True</text:p>
          </table:table-cell>
          <table:table-cell office:value-type="float" office:value="1819.56775662033" calcext:value-type="float">
            <text:p>1819.56775662033</text:p>
          </table:table-cell>
          <table:table-cell office:value-type="float" office:value="1.3" calcext:value-type="float">
            <text:p>1.3</text:p>
          </table:table-cell>
          <table:table-cell office:value-type="float" office:value="1895.56491639357" calcext:value-type="float">
            <text:p>1895.56491639357</text:p>
          </table:table-cell>
          <table:table-cell table:number-columns-repeated="3"/>
        </table:table-row>
        <table:table-row table:style-name="ro1">
          <table:table-cell office:value-type="float" office:value="63231" calcext:value-type="float">
            <text:p>63231</text:p>
          </table:table-cell>
          <table:table-cell office:value-type="string" calcext:value-type="string">
            <text:p>2021-03-31 15:00:00</text:p>
          </table:table-cell>
          <table:table-cell office:value-type="float" office:value="1844.49" calcext:value-type="float">
            <text:p>1844.49</text:p>
          </table:table-cell>
          <table:table-cell office:value-type="string" calcext:value-type="string">
            <text:p>True</text:p>
          </table:table-cell>
          <table:table-cell office:value-type="float" office:value="1806.81487868236" calcext:value-type="float">
            <text:p>1806.81487868236</text:p>
          </table:table-cell>
          <table:table-cell office:value-type="float" office:value="1.3" calcext:value-type="float">
            <text:p>1.3</text:p>
          </table:table-cell>
          <table:table-cell office:value-type="float" office:value="1893.46765771293" calcext:value-type="float">
            <text:p>1893.46765771293</text:p>
          </table:table-cell>
          <table:table-cell table:number-columns-repeated="3"/>
        </table:table-row>
        <table:table-row table:style-name="ro1">
          <table:table-cell office:value-type="float" office:value="63412" calcext:value-type="float">
            <text:p>63412</text:p>
          </table:table-cell>
          <table:table-cell office:value-type="string" calcext:value-type="string">
            <text:p>2021-04-04 09:30:00</text:p>
          </table:table-cell>
          <table:table-cell office:value-type="float" office:value="2058.16" calcext:value-type="float">
            <text:p>2058.16</text:p>
          </table:table-cell>
          <table:table-cell office:value-type="string" calcext:value-type="string">
            <text:p>True</text:p>
          </table:table-cell>
          <table:table-cell office:value-type="float" office:value="2009.48597043764" calcext:value-type="float">
            <text:p>2009.48597043764</text:p>
          </table:table-cell>
          <table:table-cell office:value-type="float" office:value="1.3" calcext:value-type="float">
            <text:p>1.3</text:p>
          </table:table-cell>
          <table:table-cell office:value-type="float" office:value="2121.43623843107" calcext:value-type="float">
            <text:p>2121.43623843107</text:p>
          </table:table-cell>
          <table:table-cell table:number-columns-repeated="3"/>
        </table:table-row>
        <table:table-row table:style-name="ro1">
          <table:table-cell office:value-type="float" office:value="63464" calcext:value-type="float">
            <text:p>63464</text:p>
          </table:table-cell>
          <table:table-cell office:value-type="string" calcext:value-type="string">
            <text:p>2021-04-05 11:30:00</text:p>
          </table:table-cell>
          <table:table-cell office:value-type="float" office:value="2057.03" calcext:value-type="float">
            <text:p>2057.03</text:p>
          </table:table-cell>
          <table:table-cell office:value-type="string" calcext:value-type="string">
            <text:p>True</text:p>
          </table:table-cell>
          <table:table-cell office:value-type="float" office:value="2014.36480373651" calcext:value-type="float">
            <text:p>2014.36480373651</text:p>
          </table:table-cell>
          <table:table-cell office:value-type="float" office:value="1.3" calcext:value-type="float">
            <text:p>1.3</text:p>
          </table:table-cell>
          <table:table-cell office:value-type="float" office:value="2112.49475514254" calcext:value-type="float">
            <text:p>2112.49475514254</text:p>
          </table:table-cell>
          <table:table-cell table:number-columns-repeated="3"/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string" calcext:value-type="string">
            <text:p>2021-04-08 07:30:00</text:p>
          </table:table-cell>
          <table:table-cell office:value-type="float" office:value="2027.76" calcext:value-type="float">
            <text:p>2027.76</text:p>
          </table:table-cell>
          <table:table-cell office:value-type="string" calcext:value-type="string">
            <text:p>True</text:p>
          </table:table-cell>
          <table:table-cell office:value-type="float" office:value="1987.41472866926" calcext:value-type="float">
            <text:p>1987.41472866926</text:p>
          </table:table-cell>
          <table:table-cell office:value-type="float" office:value="1.3" calcext:value-type="float">
            <text:p>1.3</text:p>
          </table:table-cell>
          <table:table-cell office:value-type="float" office:value="2080.20885272997" calcext:value-type="float">
            <text:p>2080.20885272997</text:p>
          </table:table-cell>
          <table:table-cell table:number-columns-repeated="3"/>
        </table:table-row>
        <table:table-row table:style-name="ro1">
          <table:table-cell office:value-type="float" office:value="63613" calcext:value-type="float">
            <text:p>63613</text:p>
          </table:table-cell>
          <table:table-cell office:value-type="string" calcext:value-type="string">
            <text:p>2021-04-08 14:00:00</text:p>
          </table:table-cell>
          <table:table-cell office:value-type="float" office:value="2047.58" calcext:value-type="float">
            <text:p>2047.58</text:p>
          </table:table-cell>
          <table:table-cell office:value-type="string" calcext:value-type="string">
            <text:p>True</text:p>
          </table:table-cell>
          <table:table-cell office:value-type="float" office:value="1997.23394847369" calcext:value-type="float">
            <text:p>1997.23394847369</text:p>
          </table:table-cell>
          <table:table-cell office:value-type="float" office:value="1.3" calcext:value-type="float">
            <text:p>1.3</text:p>
          </table:table-cell>
          <table:table-cell office:value-type="float" office:value="2113.0298669842" calcext:value-type="float">
            <text:p>2113.0298669842</text:p>
          </table:table-cell>
          <table:table-cell table:number-columns-repeated="3"/>
        </table:table-row>
        <table:table-row table:style-name="ro1">
          <table:table-cell office:value-type="float" office:value="63684" calcext:value-type="float">
            <text:p>63684</text:p>
          </table:table-cell>
          <table:table-cell office:value-type="string" calcext:value-type="string">
            <text:p>2021-04-10 01:30:00</text:p>
          </table:table-cell>
          <table:table-cell office:value-type="float" office:value="2096.98" calcext:value-type="float">
            <text:p>2096.98</text:p>
          </table:table-cell>
          <table:table-cell office:value-type="string" calcext:value-type="string">
            <text:p>True</text:p>
          </table:table-cell>
          <table:table-cell office:value-type="float" office:value="2049.96830380949" calcext:value-type="float">
            <text:p>2049.96830380949</text:p>
          </table:table-cell>
          <table:table-cell office:value-type="float" office:value="1.3" calcext:value-type="float">
            <text:p>1.3</text:p>
          </table:table-cell>
          <table:table-cell office:value-type="float" office:value="2158.09520504766" calcext:value-type="float">
            <text:p>2158.09520504766</text:p>
          </table:table-cell>
          <table:table-cell table:number-columns-repeated="3"/>
        </table:table-row>
        <table:table-row table:style-name="ro1">
          <table:table-cell office:value-type="float" office:value="63732" calcext:value-type="float">
            <text:p>63732</text:p>
          </table:table-cell>
          <table:table-cell office:value-type="string" calcext:value-type="string">
            <text:p>2021-04-11 01:30:00</text:p>
          </table:table-cell>
          <table:table-cell office:value-type="float" office:value="2152.05" calcext:value-type="float">
            <text:p>2152.05</text:p>
          </table:table-cell>
          <table:table-cell office:value-type="string" calcext:value-type="string">
            <text:p>True</text:p>
          </table:table-cell>
          <table:table-cell office:value-type="float" office:value="2104.97559261211" calcext:value-type="float">
            <text:p>2104.97559261211</text:p>
          </table:table-cell>
          <table:table-cell office:value-type="float" office:value="1.3" calcext:value-type="float">
            <text:p>1.3</text:p>
          </table:table-cell>
          <table:table-cell office:value-type="float" office:value="2213.24672960426" calcext:value-type="float">
            <text:p>2213.24672960426</text:p>
          </table:table-cell>
          <table:table-cell table:number-columns-repeated="3"/>
        </table:table-row>
        <table:table-row table:style-name="ro1">
          <table:table-cell office:value-type="float" office:value="63785" calcext:value-type="float">
            <text:p>63785</text:p>
          </table:table-cell>
          <table:table-cell office:value-type="string" calcext:value-type="string">
            <text:p>2021-04-12 04:00:00</text:p>
          </table:table-cell>
          <table:table-cell office:value-type="float" office:value="2156.15" calcext:value-type="float">
            <text:p>2156.15</text:p>
          </table:table-cell>
          <table:table-cell office:value-type="string" calcext:value-type="string">
            <text:p>True</text:p>
          </table:table-cell>
          <table:table-cell office:value-type="float" office:value="2125.53148725677" calcext:value-type="float">
            <text:p>2125.53148725677</text:p>
          </table:table-cell>
          <table:table-cell office:value-type="float" office:value="1.3" calcext:value-type="float">
            <text:p>1.3</text:p>
          </table:table-cell>
          <table:table-cell office:value-type="float" office:value="2195.95406656619" calcext:value-type="float">
            <text:p>2195.95406656619</text:p>
          </table:table-cell>
          <table:table-cell table:number-columns-repeated="3"/>
        </table:table-row>
        <table:table-row table:style-name="ro1">
          <table:table-cell office:value-type="float" office:value="63828" calcext:value-type="float">
            <text:p>63828</text:p>
          </table:table-cell>
          <table:table-cell office:value-type="string" calcext:value-type="string">
            <text:p>2021-04-13 01:30:00</text:p>
          </table:table-cell>
          <table:table-cell office:value-type="float" office:value="2165.45" calcext:value-type="float">
            <text:p>2165.45</text:p>
          </table:table-cell>
          <table:table-cell office:value-type="string" calcext:value-type="string">
            <text:p>True</text:p>
          </table:table-cell>
          <table:table-cell office:value-type="float" office:value="2131.3005908141" calcext:value-type="float">
            <text:p>2131.3005908141</text:p>
          </table:table-cell>
          <table:table-cell office:value-type="float" office:value="1.3" calcext:value-type="float">
            <text:p>1.3</text:p>
          </table:table-cell>
          <table:table-cell office:value-type="float" office:value="2209.84423194167" calcext:value-type="float">
            <text:p>2209.84423194167</text:p>
          </table:table-cell>
          <table:table-cell table:number-columns-repeated="3"/>
        </table:table-row>
        <table:table-row table:style-name="ro1">
          <table:table-cell office:value-type="float" office:value="63916" calcext:value-type="float">
            <text:p>63916</text:p>
          </table:table-cell>
          <table:table-cell office:value-type="string" calcext:value-type="string">
            <text:p>2021-04-14 21:30:00</text:p>
          </table:table-cell>
          <table:table-cell office:value-type="float" office:value="2426.14" calcext:value-type="float">
            <text:p>2426.14</text:p>
          </table:table-cell>
          <table:table-cell office:value-type="string" calcext:value-type="string">
            <text:p>True</text:p>
          </table:table-cell>
          <table:table-cell office:value-type="float" office:value="2325.38687514802" calcext:value-type="float">
            <text:p>2325.38687514802</text:p>
          </table:table-cell>
          <table:table-cell office:value-type="float" office:value="1.3" calcext:value-type="float">
            <text:p>1.3</text:p>
          </table:table-cell>
          <table:table-cell office:value-type="float" office:value="2557.11906230757" calcext:value-type="float">
            <text:p>2557.11906230757</text:p>
          </table:table-cell>
          <table:table-cell table:number-columns-repeated="3"/>
        </table:table-row>
        <table:table-row table:style-name="ro1">
          <table:table-cell office:value-type="float" office:value="63960" calcext:value-type="float">
            <text:p>63960</text:p>
          </table:table-cell>
          <table:table-cell office:value-type="string" calcext:value-type="string">
            <text:p>2021-04-15 19:30:00</text:p>
          </table:table-cell>
          <table:table-cell office:value-type="float" office:value="2478.51" calcext:value-type="float">
            <text:p>2478.51</text:p>
          </table:table-cell>
          <table:table-cell office:value-type="string" calcext:value-type="string">
            <text:p>True</text:p>
          </table:table-cell>
          <table:table-cell office:value-type="float" office:value="2423.97324225064" calcext:value-type="float">
            <text:p>2423.97324225064</text:p>
          </table:table-cell>
          <table:table-cell office:value-type="float" office:value="1.3" calcext:value-type="float">
            <text:p>1.3</text:p>
          </table:table-cell>
          <table:table-cell office:value-type="float" office:value="2549.40778507417" calcext:value-type="float">
            <text:p>2549.40778507417</text:p>
          </table:table-cell>
          <table:table-cell table:number-columns-repeated="3"/>
        </table:table-row>
        <table:table-row table:style-name="ro1">
          <table:table-cell office:value-type="float" office:value="64010" calcext:value-type="float">
            <text:p>64010</text:p>
          </table:table-cell>
          <table:table-cell office:value-type="string" calcext:value-type="string">
            <text:p>2021-04-16 20:30:00</text:p>
          </table:table-cell>
          <table:table-cell office:value-type="float" office:value="2455.57" calcext:value-type="float">
            <text:p>2455.57</text:p>
          </table:table-cell>
          <table:table-cell office:value-type="string" calcext:value-type="string">
            <text:p>True</text:p>
          </table:table-cell>
          <table:table-cell office:value-type="float" office:value="2382.39931163429" calcext:value-type="float">
            <text:p>2382.39931163429</text:p>
          </table:table-cell>
          <table:table-cell office:value-type="float" office:value="1.3" calcext:value-type="float">
            <text:p>1.3</text:p>
          </table:table-cell>
          <table:table-cell office:value-type="float" office:value="2550.69189487542" calcext:value-type="float">
            <text:p>2550.69189487542</text:p>
          </table:table-cell>
          <table:table-cell table:number-columns-repeated="3"/>
        </table:table-row>
        <table:table-row table:style-name="ro1">
          <table:table-cell office:value-type="float" office:value="64106" calcext:value-type="float">
            <text:p>64106</text:p>
          </table:table-cell>
          <table:table-cell office:value-type="string" calcext:value-type="string">
            <text:p>2021-04-18 20:30:00</text:p>
          </table:table-cell>
          <table:table-cell office:value-type="float" office:value="2223.7" calcext:value-type="float">
            <text:p>2223.7</text:p>
          </table:table-cell>
          <table:table-cell office:value-type="string" calcext:value-type="string">
            <text:p>True</text:p>
          </table:table-cell>
          <table:table-cell office:value-type="float" office:value="2145.31066327853" calcext:value-type="float">
            <text:p>2145.31066327853</text:p>
          </table:table-cell>
          <table:table-cell office:value-type="float" office:value="1.3" calcext:value-type="float">
            <text:p>1.3</text:p>
          </table:table-cell>
          <table:table-cell office:value-type="float" office:value="2325.6061377379" calcext:value-type="float">
            <text:p>2325.6061377379</text:p>
          </table:table-cell>
          <table:table-cell table:number-columns-repeated="3"/>
        </table:table-row>
        <table:table-row table:style-name="ro1">
          <table:table-cell office:value-type="float" office:value="64177" calcext:value-type="float">
            <text:p>64177</text:p>
          </table:table-cell>
          <table:table-cell office:value-type="string" calcext:value-type="string">
            <text:p>2021-04-20 10:30:00</text:p>
          </table:table-cell>
          <table:table-cell office:value-type="float" office:value="2181.84" calcext:value-type="float">
            <text:p>2181.84</text:p>
          </table:table-cell>
          <table:table-cell office:value-type="string" calcext:value-type="string">
            <text:p>True</text:p>
          </table:table-cell>
          <table:table-cell office:value-type="float" office:value="2090.05492240819" calcext:value-type="float">
            <text:p>2090.05492240819</text:p>
          </table:table-cell>
          <table:table-cell office:value-type="float" office:value="1.3" calcext:value-type="float">
            <text:p>1.3</text:p>
          </table:table-cell>
          <table:table-cell office:value-type="float" office:value="2301.16060086935" calcext:value-type="float">
            <text:p>2301.16060086935</text:p>
          </table:table-cell>
          <table:table-cell table:number-columns-repeated="3"/>
        </table:table-row>
        <table:table-row table:style-name="ro1">
          <table:table-cell office:value-type="float" office:value="64261" calcext:value-type="float">
            <text:p>64261</text:p>
          </table:table-cell>
          <table:table-cell office:value-type="string" calcext:value-type="string">
            <text:p>2021-04-22 04:30:00</text:p>
          </table:table-cell>
          <table:table-cell office:value-type="float" office:value="2446.92" calcext:value-type="float">
            <text:p>2446.92</text:p>
          </table:table-cell>
          <table:table-cell office:value-type="string" calcext:value-type="string">
            <text:p>True</text:p>
          </table:table-cell>
          <table:table-cell office:value-type="float" office:value="2324.75472835506" calcext:value-type="float">
            <text:p>2324.75472835506</text:p>
          </table:table-cell>
          <table:table-cell office:value-type="float" office:value="1.3" calcext:value-type="float">
            <text:p>1.3</text:p>
          </table:table-cell>
          <table:table-cell office:value-type="float" office:value="2605.73485313842" calcext:value-type="float">
            <text:p>2605.73485313842</text:p>
          </table:table-cell>
          <table:table-cell table:number-columns-repeated="3"/>
        </table:table-row>
        <table:table-row table:style-name="ro1">
          <table:table-cell office:value-type="float" office:value="64331" calcext:value-type="float">
            <text:p>64331</text:p>
          </table:table-cell>
          <table:table-cell office:value-type="string" calcext:value-type="string">
            <text:p>2021-04-23 15:30:00</text:p>
          </table:table-cell>
          <table:table-cell office:value-type="float" office:value="2333.84" calcext:value-type="float">
            <text:p>2333.84</text:p>
          </table:table-cell>
          <table:table-cell office:value-type="string" calcext:value-type="string">
            <text:p>True</text:p>
          </table:table-cell>
          <table:table-cell office:value-type="float" office:value="2163.69795463675" calcext:value-type="float">
            <text:p>2163.69795463675</text:p>
          </table:table-cell>
          <table:table-cell office:value-type="float" office:value="1.3" calcext:value-type="float">
            <text:p>1.3</text:p>
          </table:table-cell>
          <table:table-cell office:value-type="float" office:value="2555.02465897222" calcext:value-type="float">
            <text:p>2555.02465897222</text:p>
          </table:table-cell>
          <table:table-cell table:number-columns-repeated="3"/>
        </table:table-row>
        <table:table-row table:style-name="ro1">
          <table:table-cell office:value-type="float" office:value="64389" calcext:value-type="float">
            <text:p>64389</text:p>
          </table:table-cell>
          <table:table-cell office:value-type="string" calcext:value-type="string">
            <text:p>2021-04-24 20:30:00</text:p>
          </table:table-cell>
          <table:table-cell office:value-type="float" office:value="2293.48" calcext:value-type="float">
            <text:p>2293.48</text:p>
          </table:table-cell>
          <table:table-cell office:value-type="string" calcext:value-type="string">
            <text:p>True</text:p>
          </table:table-cell>
          <table:table-cell office:value-type="float" office:value="2203.94463554948" calcext:value-type="float">
            <text:p>2203.94463554948</text:p>
          </table:table-cell>
          <table:table-cell office:value-type="float" office:value="1.3" calcext:value-type="float">
            <text:p>1.3</text:p>
          </table:table-cell>
          <table:table-cell office:value-type="float" office:value="2409.87597378567" calcext:value-type="float">
            <text:p>2409.87597378567</text:p>
          </table:table-cell>
          <table:table-cell table:number-columns-repeated="3"/>
        </table:table-row>
        <table:table-row table:style-name="ro1">
          <table:table-cell office:value-type="float" office:value="64408" calcext:value-type="float">
            <text:p>64408</text:p>
          </table:table-cell>
          <table:table-cell office:value-type="string" calcext:value-type="string">
            <text:p>2021-04-25 10:00:00</text:p>
          </table:table-cell>
          <table:table-cell office:value-type="float" office:value="2278.93" calcext:value-type="float">
            <text:p>2278.93</text:p>
          </table:table-cell>
          <table:table-cell office:value-type="string" calcext:value-type="string">
            <text:p>True</text:p>
          </table:table-cell>
          <table:table-cell office:value-type="float" office:value="2166.03109184851" calcext:value-type="float">
            <text:p>2166.03109184851</text:p>
          </table:table-cell>
          <table:table-cell office:value-type="float" office:value="1.3" calcext:value-type="float">
            <text:p>1.3</text:p>
          </table:table-cell>
          <table:table-cell office:value-type="float" office:value="2425.69858059694" calcext:value-type="float">
            <text:p>2425.69858059694</text:p>
          </table:table-cell>
          <table:table-cell table:number-columns-repeated="3"/>
        </table:table-row>
        <table:table-row table:style-name="ro1">
          <table:table-cell office:value-type="float" office:value="64480" calcext:value-type="float">
            <text:p>64480</text:p>
          </table:table-cell>
          <table:table-cell office:value-type="string" calcext:value-type="string">
            <text:p>2021-04-26 22:00:00</text:p>
          </table:table-cell>
          <table:table-cell office:value-type="float" office:value="2516.89" calcext:value-type="float">
            <text:p>2516.89</text:p>
          </table:table-cell>
          <table:table-cell office:value-type="string" calcext:value-type="string">
            <text:p>True</text:p>
          </table:table-cell>
          <table:table-cell office:value-type="float" office:value="2411.51182882679" calcext:value-type="float">
            <text:p>2411.51182882679</text:p>
          </table:table-cell>
          <table:table-cell office:value-type="float" office:value="1.3" calcext:value-type="float">
            <text:p>1.3</text:p>
          </table:table-cell>
          <table:table-cell office:value-type="float" office:value="2653.88162252518" calcext:value-type="float">
            <text:p>2653.88162252518</text:p>
          </table:table-cell>
          <table:table-cell table:number-columns-repeated="3"/>
        </table:table-row>
        <table:table-row table:style-name="ro1">
          <table:table-cell office:value-type="float" office:value="64554" calcext:value-type="float">
            <text:p>64554</text:p>
          </table:table-cell>
          <table:table-cell office:value-type="string" calcext:value-type="string">
            <text:p>2021-04-28 11:00:00</text:p>
          </table:table-cell>
          <table:table-cell office:value-type="float" office:value="2683.46" calcext:value-type="float">
            <text:p>2683.46</text:p>
          </table:table-cell>
          <table:table-cell office:value-type="string" calcext:value-type="string">
            <text:p>True</text:p>
          </table:table-cell>
          <table:table-cell office:value-type="float" office:value="2575.05778451454" calcext:value-type="float">
            <text:p>2575.05778451454</text:p>
          </table:table-cell>
          <table:table-cell office:value-type="float" office:value="1.3" calcext:value-type="float">
            <text:p>1.3</text:p>
          </table:table-cell>
          <table:table-cell office:value-type="float" office:value="2824.3828801311" calcext:value-type="float">
            <text:p>2824.3828801311</text:p>
          </table:table-cell>
          <table:table-cell table:number-columns-repeated="3"/>
        </table:table-row>
        <table:table-row table:style-name="ro1">
          <table:table-cell office:value-type="float" office:value="64641" calcext:value-type="float">
            <text:p>64641</text:p>
          </table:table-cell>
          <table:table-cell office:value-type="string" calcext:value-type="string">
            <text:p>2021-04-30 06:30:00</text:p>
          </table:table-cell>
          <table:table-cell office:value-type="float" office:value="2787.82" calcext:value-type="float">
            <text:p>2787.82</text:p>
          </table:table-cell>
          <table:table-cell office:value-type="string" calcext:value-type="string">
            <text:p>True</text:p>
          </table:table-cell>
          <table:table-cell office:value-type="float" office:value="2736.34562145088" calcext:value-type="float">
            <text:p>2736.34562145088</text:p>
          </table:table-cell>
          <table:table-cell office:value-type="float" office:value="1.3" calcext:value-type="float">
            <text:p>1.3</text:p>
          </table:table-cell>
          <table:table-cell office:value-type="float" office:value="2854.73669211386" calcext:value-type="float">
            <text:p>2854.73669211386</text:p>
          </table:table-cell>
          <table:table-cell table:number-columns-repeated="3"/>
        </table:table-row>
        <table:table-row table:style-name="ro1">
          <table:table-cell office:value-type="float" office:value="64679" calcext:value-type="float">
            <text:p>64679</text:p>
          </table:table-cell>
          <table:table-cell office:value-type="string" calcext:value-type="string">
            <text:p>2021-05-01 01:30:00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True</text:p>
          </table:table-cell>
          <table:table-cell office:value-type="float" office:value="2726.20792552875" calcext:value-type="float">
            <text:p>2726.20792552875</text:p>
          </table:table-cell>
          <table:table-cell office:value-type="float" office:value="1.3" calcext:value-type="float">
            <text:p>1.3</text:p>
          </table:table-cell>
          <table:table-cell office:value-type="float" office:value="2889.02969681263" calcext:value-type="float">
            <text:p>2889.02969681263</text:p>
          </table:table-cell>
          <table:table-cell table:number-columns-repeated="3"/>
        </table:table-row>
        <table:table-row table:style-name="ro1">
          <table:table-cell office:value-type="float" office:value="64747" calcext:value-type="float">
            <text:p>64747</text:p>
          </table:table-cell>
          <table:table-cell office:value-type="string" calcext:value-type="string">
            <text:p>2021-05-02 11:30:00</text:p>
          </table:table-cell>
          <table:table-cell office:value-type="float" office:value="2936.25" calcext:value-type="float">
            <text:p>2936.25</text:p>
          </table:table-cell>
          <table:table-cell office:value-type="string" calcext:value-type="string">
            <text:p>True</text:p>
          </table:table-cell>
          <table:table-cell office:value-type="float" office:value="2857.18961977555" calcext:value-type="float">
            <text:p>2857.18961977555</text:p>
          </table:table-cell>
          <table:table-cell office:value-type="float" office:value="1.3" calcext:value-type="float">
            <text:p>1.3</text:p>
          </table:table-cell>
          <table:table-cell office:value-type="float" office:value="3039.02849429178" calcext:value-type="float">
            <text:p>3039.02849429178</text:p>
          </table:table-cell>
          <table:table-cell table:number-columns-repeated="3"/>
        </table:table-row>
        <table:table-row table:style-name="ro1">
          <table:table-cell office:value-type="float" office:value="64805" calcext:value-type="float">
            <text:p>64805</text:p>
          </table:table-cell>
          <table:table-cell office:value-type="string" calcext:value-type="string">
            <text:p>2021-05-03 16:30:00</text:p>
          </table:table-cell>
          <table:table-cell office:value-type="float" office:value="3254.83" calcext:value-type="float">
            <text:p>3254.83</text:p>
          </table:table-cell>
          <table:table-cell office:value-type="string" calcext:value-type="string">
            <text:p>True</text:p>
          </table:table-cell>
          <table:table-cell office:value-type="float" office:value="3104.93587540175" calcext:value-type="float">
            <text:p>3104.93587540175</text:p>
          </table:table-cell>
          <table:table-cell office:value-type="float" office:value="1.3" calcext:value-type="float">
            <text:p>1.3</text:p>
          </table:table-cell>
          <table:table-cell office:value-type="float" office:value="3449.69236197772" calcext:value-type="float">
            <text:p>3449.69236197772</text:p>
          </table:table-cell>
          <table:table-cell table:number-columns-repeated="3"/>
        </table:table-row>
        <table:table-row table:style-name="ro1">
          <table:table-cell office:value-type="float" office:value="64841" calcext:value-type="float">
            <text:p>64841</text:p>
          </table:table-cell>
          <table:table-cell office:value-type="string" calcext:value-type="string">
            <text:p>2021-05-04 10:30:00</text:p>
          </table:table-cell>
          <table:table-cell office:value-type="float" office:value="3435.88" calcext:value-type="float">
            <text:p>3435.88</text:p>
          </table:table-cell>
          <table:table-cell office:value-type="string" calcext:value-type="string">
            <text:p>True</text:p>
          </table:table-cell>
          <table:table-cell office:value-type="float" office:value="3266.1654656784" calcext:value-type="float">
            <text:p>3266.1654656784</text:p>
          </table:table-cell>
          <table:table-cell office:value-type="float" office:value="1.3" calcext:value-type="float">
            <text:p>1.3</text:p>
          </table:table-cell>
          <table:table-cell office:value-type="float" office:value="3656.50889461808" calcext:value-type="float">
            <text:p>3656.50889461808</text:p>
          </table:table-cell>
          <table:table-cell table:number-columns-repeated="3"/>
        </table:table-row>
        <table:table-row table:style-name="ro1">
          <table:table-cell office:value-type="float" office:value="64887" calcext:value-type="float">
            <text:p>64887</text:p>
          </table:table-cell>
          <table:table-cell office:value-type="string" calcext:value-type="string">
            <text:p>2021-05-05 09:30:00</text:p>
          </table:table-cell>
          <table:table-cell office:value-type="float" office:value="3377.59" calcext:value-type="float">
            <text:p>3377.59</text:p>
          </table:table-cell>
          <table:table-cell office:value-type="string" calcext:value-type="string">
            <text:p>True</text:p>
          </table:table-cell>
          <table:table-cell office:value-type="float" office:value="3237.38259543466" calcext:value-type="float">
            <text:p>3237.38259543466</text:p>
          </table:table-cell>
          <table:table-cell office:value-type="float" office:value="1.3" calcext:value-type="float">
            <text:p>1.3</text:p>
          </table:table-cell>
          <table:table-cell office:value-type="float" office:value="3559.85962593494" calcext:value-type="float">
            <text:p>3559.85962593494</text:p>
          </table:table-cell>
          <table:table-cell table:number-columns-repeated="3"/>
        </table:table-row>
        <table:table-row table:style-name="ro1">
          <table:table-cell office:value-type="float" office:value="64939" calcext:value-type="float">
            <text:p>64939</text:p>
          </table:table-cell>
          <table:table-cell office:value-type="string" calcext:value-type="string">
            <text:p>2021-05-06 11:30:00</text:p>
          </table:table-cell>
          <table:table-cell office:value-type="float" office:value="3523.15" calcext:value-type="float">
            <text:p>3523.15</text:p>
          </table:table-cell>
          <table:table-cell office:value-type="string" calcext:value-type="string">
            <text:p>True</text:p>
          </table:table-cell>
          <table:table-cell office:value-type="float" office:value="3414.09578366813" calcext:value-type="float">
            <text:p>3414.09578366813</text:p>
          </table:table-cell>
          <table:table-cell office:value-type="float" office:value="1.3" calcext:value-type="float">
            <text:p>1.3</text:p>
          </table:table-cell>
          <table:table-cell office:value-type="float" office:value="3664.92048123144" calcext:value-type="float">
            <text:p>3664.92048123144</text:p>
          </table:table-cell>
          <table:table-cell table:number-columns-repeated="3"/>
        </table:table-row>
        <table:table-row table:style-name="ro1">
          <table:table-cell office:value-type="float" office:value="64994" calcext:value-type="float">
            <text:p>64994</text:p>
          </table:table-cell>
          <table:table-cell office:value-type="string" calcext:value-type="string">
            <text:p>2021-05-07 15:00:00</text:p>
          </table:table-cell>
          <table:table-cell office:value-type="float" office:value="3519.55" calcext:value-type="float">
            <text:p>3519.55</text:p>
          </table:table-cell>
          <table:table-cell office:value-type="string" calcext:value-type="string">
            <text:p>True</text:p>
          </table:table-cell>
          <table:table-cell office:value-type="float" office:value="3428.47000470435" calcext:value-type="float">
            <text:p>3428.47000470435</text:p>
          </table:table-cell>
          <table:table-cell office:value-type="float" office:value="1.3" calcext:value-type="float">
            <text:p>1.3</text:p>
          </table:table-cell>
          <table:table-cell office:value-type="float" office:value="3637.95399388434" calcext:value-type="float">
            <text:p>3637.95399388434</text:p>
          </table:table-cell>
          <table:table-cell table:number-columns-repeated="3"/>
        </table:table-row>
        <table:table-row table:style-name="ro1">
          <table:table-cell office:value-type="float" office:value="65014" calcext:value-type="float">
            <text:p>65014</text:p>
          </table:table-cell>
          <table:table-cell office:value-type="string" calcext:value-type="string">
            <text:p>2021-05-08 01:00:00</text:p>
          </table:table-cell>
          <table:table-cell office:value-type="float" office:value="3537.99" calcext:value-type="float">
            <text:p>3537.99</text:p>
          </table:table-cell>
          <table:table-cell office:value-type="string" calcext:value-type="string">
            <text:p>True</text:p>
          </table:table-cell>
          <table:table-cell office:value-type="float" office:value="3444.78011334572" calcext:value-type="float">
            <text:p>3444.78011334572</text:p>
          </table:table-cell>
          <table:table-cell office:value-type="float" office:value="1.3" calcext:value-type="float">
            <text:p>1.3</text:p>
          </table:table-cell>
          <table:table-cell office:value-type="float" office:value="3659.16285265057" calcext:value-type="float">
            <text:p>3659.16285265057</text:p>
          </table:table-cell>
          <table:table-cell table:number-columns-repeated="3"/>
        </table:table-row>
        <table:table-row table:style-name="ro1">
          <table:table-cell office:value-type="float" office:value="65092" calcext:value-type="float">
            <text:p>65092</text:p>
          </table:table-cell>
          <table:table-cell office:value-type="string" calcext:value-type="string">
            <text:p>2021-05-09 16:00:00</text:p>
          </table:table-cell>
          <table:table-cell office:value-type="float" office:value="3923.75" calcext:value-type="float">
            <text:p>3923.75</text:p>
          </table:table-cell>
          <table:table-cell office:value-type="string" calcext:value-type="string">
            <text:p>True</text:p>
          </table:table-cell>
          <table:table-cell office:value-type="float" office:value="3774.59842706379" calcext:value-type="float">
            <text:p>3774.59842706379</text:p>
          </table:table-cell>
          <table:table-cell office:value-type="float" office:value="1.3" calcext:value-type="float">
            <text:p>1.3</text:p>
          </table:table-cell>
          <table:table-cell office:value-type="float" office:value="4117.64704481708" calcext:value-type="float">
            <text:p>4117.64704481708</text:p>
          </table:table-cell>
          <table:table-cell table:number-columns-repeated="3"/>
        </table:table-row>
        <table:table-row table:style-name="ro1">
          <table:table-cell office:value-type="float" office:value="65176" calcext:value-type="float">
            <text:p>65176</text:p>
          </table:table-cell>
          <table:table-cell office:value-type="string" calcext:value-type="string">
            <text:p>2021-05-11 10:00:00</text:p>
          </table:table-cell>
          <table:table-cell office:value-type="float" office:value="4071.99" calcext:value-type="float">
            <text:p>4071.99</text:p>
          </table:table-cell>
          <table:table-cell office:value-type="string" calcext:value-type="string">
            <text:p>True</text:p>
          </table:table-cell>
          <table:table-cell office:value-type="float" office:value="3879.03492035848" calcext:value-type="float">
            <text:p>3879.03492035848</text:p>
          </table:table-cell>
          <table:table-cell office:value-type="float" office:value="1.3" calcext:value-type="float">
            <text:p>1.3</text:p>
          </table:table-cell>
          <table:table-cell office:value-type="float" office:value="4322.83160353397" calcext:value-type="float">
            <text:p>4322.83160353397</text:p>
          </table:table-cell>
          <table:table-cell table:number-columns-repeated="3"/>
        </table:table-row>
        <table:table-row table:style-name="ro1">
          <table:table-cell office:value-type="float" office:value="65249" calcext:value-type="float">
            <text:p>65249</text:p>
          </table:table-cell>
          <table:table-cell office:value-type="string" calcext:value-type="string">
            <text:p>2021-05-12 22:30:00</text:p>
          </table:table-cell>
          <table:table-cell office:value-type="float" office:value="4233.47" calcext:value-type="float">
            <text:p>4233.47</text:p>
          </table:table-cell>
          <table:table-cell office:value-type="string" calcext:value-type="string">
            <text:p>True</text:p>
          </table:table-cell>
          <table:table-cell office:value-type="float" office:value="3848.53401127885" calcext:value-type="float">
            <text:p>3848.53401127885</text:p>
          </table:table-cell>
          <table:table-cell office:value-type="float" office:value="1.3" calcext:value-type="float">
            <text:p>1.3</text:p>
          </table:table-cell>
          <table:table-cell office:value-type="float" office:value="4733.8867853375" calcext:value-type="float">
            <text:p>4733.8867853375</text:p>
          </table:table-cell>
          <table:table-cell table:number-columns-repeated="3"/>
        </table:table-row>
        <table:table-row table:style-name="ro1">
          <table:table-cell office:value-type="float" office:value="65314" calcext:value-type="float">
            <text:p>65314</text:p>
          </table:table-cell>
          <table:table-cell office:value-type="string" calcext:value-type="string">
            <text:p>2021-05-14 07:00:00</text:p>
          </table:table-cell>
          <table:table-cell office:value-type="float" office:value="3878.75" calcext:value-type="float">
            <text:p>3878.75</text:p>
          </table:table-cell>
          <table:table-cell office:value-type="string" calcext:value-type="string">
            <text:p>True</text:p>
          </table:table-cell>
          <table:table-cell office:value-type="float" office:value="3689.72971439903" calcext:value-type="float">
            <text:p>3689.72971439903</text:p>
          </table:table-cell>
          <table:table-cell office:value-type="float" office:value="1.3" calcext:value-type="float">
            <text:p>1.3</text:p>
          </table:table-cell>
          <table:table-cell office:value-type="float" office:value="4124.47637128126" calcext:value-type="float">
            <text:p>4124.47637128126</text:p>
          </table:table-cell>
          <table:table-cell table:number-columns-repeated="3"/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string" calcext:value-type="string">
            <text:p>2021-05-16 02:00:00</text:p>
          </table:table-cell>
          <table:table-cell office:value-type="float" office:value="3834.24" calcext:value-type="float">
            <text:p>3834.24</text:p>
          </table:table-cell>
          <table:table-cell office:value-type="string" calcext:value-type="string">
            <text:p>True</text:p>
          </table:table-cell>
          <table:table-cell office:value-type="float" office:value="3644.48690371482" calcext:value-type="float">
            <text:p>3644.48690371482</text:p>
          </table:table-cell>
          <table:table-cell office:value-type="float" office:value="1.3" calcext:value-type="float">
            <text:p>1.3</text:p>
          </table:table-cell>
          <table:table-cell office:value-type="float" office:value="4080.91902517073" calcext:value-type="float">
            <text:p>4080.91902517073</text:p>
          </table:table-cell>
          <table:table-cell table:number-columns-repeated="3"/>
        </table:table-row>
        <table:table-row table:style-name="ro1">
          <table:table-cell office:value-type="float" office:value="65458" calcext:value-type="float">
            <text:p>65458</text:p>
          </table:table-cell>
          <table:table-cell office:value-type="string" calcext:value-type="string">
            <text:p>2021-05-17 07:00:00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True</text:p>
          </table:table-cell>
          <table:table-cell office:value-type="float" office:value="3199.97030481546" calcext:value-type="float">
            <text:p>3199.97030481546</text:p>
          </table:table-cell>
          <table:table-cell office:value-type="float" office:value="1.3" calcext:value-type="float">
            <text:p>1.3</text:p>
          </table:table-cell>
          <table:table-cell office:value-type="float" office:value="3848.6386037399" calcext:value-type="float">
            <text:p>3848.6386037399</text:p>
          </table:table-cell>
          <table:table-cell table:number-columns-repeated="3"/>
        </table:table-row>
        <table:table-row table:style-name="ro1">
          <table:table-cell office:value-type="float" office:value="65484" calcext:value-type="float">
            <text:p>65484</text:p>
          </table:table-cell>
          <table:table-cell office:value-type="string" calcext:value-type="string">
            <text:p>2021-05-17 20:00:00</text:p>
          </table:table-cell>
          <table:table-cell office:value-type="float" office:value="3413.82" calcext:value-type="float">
            <text:p>3413.82</text:p>
          </table:table-cell>
          <table:table-cell office:value-type="string" calcext:value-type="string">
            <text:p>True</text:p>
          </table:table-cell>
          <table:table-cell office:value-type="float" office:value="3193.76522986743" calcext:value-type="float">
            <text:p>3193.76522986743</text:p>
          </table:table-cell>
          <table:table-cell office:value-type="float" office:value="1.3" calcext:value-type="float">
            <text:p>1.3</text:p>
          </table:table-cell>
          <table:table-cell office:value-type="float" office:value="3699.89120117234" calcext:value-type="float">
            <text:p>3699.89120117234</text:p>
          </table:table-cell>
          <table:table-cell table:number-columns-repeated="3"/>
        </table:table-row>
        <table:table-row table:style-name="ro1">
          <table:table-cell office:value-type="float" office:value="65501" calcext:value-type="float">
            <text:p>65501</text:p>
          </table:table-cell>
          <table:table-cell office:value-type="string" calcext:value-type="string">
            <text:p>2021-05-18 04:30:00</text:p>
          </table:table-cell>
          <table:table-cell office:value-type="float" office:value="3509.17" calcext:value-type="float">
            <text:p>3509.17</text:p>
          </table:table-cell>
          <table:table-cell office:value-type="string" calcext:value-type="string">
            <text:p>True</text:p>
          </table:table-cell>
          <table:table-cell office:value-type="float" office:value="3309.48855529747" calcext:value-type="float">
            <text:p>3309.48855529747</text:p>
          </table:table-cell>
          <table:table-cell office:value-type="float" office:value="1.3" calcext:value-type="float">
            <text:p>1.3</text:p>
          </table:table-cell>
          <table:table-cell office:value-type="float" office:value="3768.75587811329" calcext:value-type="float">
            <text:p>3768.75587811329</text:p>
          </table:table-cell>
          <table:table-cell table:number-columns-repeated="3"/>
        </table:table-row>
        <table:table-row table:style-name="ro1">
          <table:table-cell office:value-type="float" office:value="65573" calcext:value-type="float">
            <text:p>65573</text:p>
          </table:table-cell>
          <table:table-cell office:value-type="string" calcext:value-type="string">
            <text:p>2021-05-19 16:30:00</text:p>
          </table:table-cell>
          <table:table-cell office:value-type="float" office:value="2852.6" calcext:value-type="float">
            <text:p>2852.6</text:p>
          </table:table-cell>
          <table:table-cell office:value-type="string" calcext:value-type="string">
            <text:p>True</text:p>
          </table:table-cell>
          <table:table-cell office:value-type="float" office:value="2205.89634345998" calcext:value-type="float">
            <text:p>2205.89634345998</text:p>
          </table:table-cell>
          <table:table-cell office:value-type="float" office:value="1.3" calcext:value-type="float">
            <text:p>1.3</text:p>
          </table:table-cell>
          <table:table-cell office:value-type="float" office:value="3693.31475350202" calcext:value-type="float">
            <text:p>3693.31475350202</text:p>
          </table:table-cell>
          <table:table-cell table:number-columns-repeated="3"/>
        </table:table-row>
        <table:table-row table:style-name="ro1">
          <table:table-cell office:value-type="float" office:value="65602" calcext:value-type="float">
            <text:p>65602</text:p>
          </table:table-cell>
          <table:table-cell office:value-type="string" calcext:value-type="string">
            <text:p>2021-05-20 07:00:00</text:p>
          </table:table-cell>
          <table:table-cell office:value-type="float" office:value="2759.34" calcext:value-type="float">
            <text:p>2759.34</text:p>
          </table:table-cell>
          <table:table-cell office:value-type="string" calcext:value-type="string">
            <text:p>True</text:p>
          </table:table-cell>
          <table:table-cell office:value-type="float" office:value="2415.77471753583" calcext:value-type="float">
            <text:p>2415.77471753583</text:p>
          </table:table-cell>
          <table:table-cell office:value-type="float" office:value="1.3" calcext:value-type="float">
            <text:p>1.3</text:p>
          </table:table-cell>
          <table:table-cell office:value-type="float" office:value="3205.97486720342" calcext:value-type="float">
            <text:p>3205.97486720342</text:p>
          </table:table-cell>
          <table:table-cell table:number-columns-repeated="3"/>
        </table:table-row>
        <table:table-row table:style-name="ro1">
          <table:table-cell office:value-type="float" office:value="65705" calcext:value-type="float">
            <text:p>65705</text:p>
          </table:table-cell>
          <table:table-cell office:value-type="string" calcext:value-type="string">
            <text:p>2021-05-22 10:30:00</text:p>
          </table:table-cell>
          <table:table-cell office:value-type="float" office:value="2463.32" calcext:value-type="float">
            <text:p>2463.32</text:p>
          </table:table-cell>
          <table:table-cell office:value-type="string" calcext:value-type="string">
            <text:p>True</text:p>
          </table:table-cell>
          <table:table-cell office:value-type="float" office:value="2202.91591060207" calcext:value-type="float">
            <text:p>2202.91591060207</text:p>
          </table:table-cell>
          <table:table-cell office:value-type="float" office:value="1.3" calcext:value-type="float">
            <text:p>1.3</text:p>
          </table:table-cell>
          <table:table-cell office:value-type="float" office:value="2801.84531621731" calcext:value-type="float">
            <text:p>2801.84531621731</text:p>
          </table:table-cell>
          <table:table-cell table:number-columns-repeated="3"/>
        </table:table-row>
        <table:table-row table:style-name="ro1">
          <table:table-cell office:value-type="float" office:value="65774" calcext:value-type="float">
            <text:p>65774</text:p>
          </table:table-cell>
          <table:table-cell office:value-type="string" calcext:value-type="string">
            <text:p>2021-05-23 21:00:00</text:p>
          </table:table-cell>
          <table:table-cell office:value-type="float" office:value="2119.76" calcext:value-type="float">
            <text:p>2119.76</text:p>
          </table:table-cell>
          <table:table-cell office:value-type="string" calcext:value-type="string">
            <text:p>True</text:p>
          </table:table-cell>
          <table:table-cell office:value-type="float" office:value="1878.5366971224" calcext:value-type="float">
            <text:p>1878.5366971224</text:p>
          </table:table-cell>
          <table:table-cell office:value-type="float" office:value="1.3" calcext:value-type="float">
            <text:p>1.3</text:p>
          </table:table-cell>
          <table:table-cell office:value-type="float" office:value="2433.35029374088" calcext:value-type="float">
            <text:p>2433.35029374088</text:p>
          </table:table-cell>
          <table:table-cell table:number-columns-repeated="3"/>
        </table:table-row>
        <table:table-row table:style-name="ro1">
          <table:table-cell office:value-type="float" office:value="65856" calcext:value-type="float">
            <text:p>65856</text:p>
          </table:table-cell>
          <table:table-cell office:value-type="string" calcext:value-type="string">
            <text:p>2021-05-25 14:00:00</text:p>
          </table:table-cell>
          <table:table-cell office:value-type="float" office:value="2629.47" calcext:value-type="float">
            <text:p>2629.47</text:p>
          </table:table-cell>
          <table:table-cell office:value-type="string" calcext:value-type="string">
            <text:p>True</text:p>
          </table:table-cell>
          <table:table-cell office:value-type="float" office:value="2389.19799732213" calcext:value-type="float">
            <text:p>2389.19799732213</text:p>
          </table:table-cell>
          <table:table-cell office:value-type="float" office:value="1.3" calcext:value-type="float">
            <text:p>1.3</text:p>
          </table:table-cell>
          <table:table-cell office:value-type="float" office:value="2941.82360348123" calcext:value-type="float">
            <text:p>2941.82360348123</text:p>
          </table:table-cell>
          <table:table-cell table:number-columns-repeated="3"/>
        </table:table-row>
        <table:table-row table:style-name="ro1">
          <table:table-cell office:value-type="float" office:value="65920" calcext:value-type="float">
            <text:p>65920</text:p>
          </table:table-cell>
          <table:table-cell office:value-type="string" calcext:value-type="string">
            <text:p>2021-05-26 22:00:00</text:p>
          </table:table-cell>
          <table:table-cell office:value-type="float" office:value="2838.43" calcext:value-type="float">
            <text:p>2838.43</text:p>
          </table:table-cell>
          <table:table-cell office:value-type="string" calcext:value-type="string">
            <text:p>True</text:p>
          </table:table-cell>
          <table:table-cell office:value-type="float" office:value="2692.87751326243" calcext:value-type="float">
            <text:p>2692.87751326243</text:p>
          </table:table-cell>
          <table:table-cell office:value-type="float" office:value="1.3" calcext:value-type="float">
            <text:p>1.3</text:p>
          </table:table-cell>
          <table:table-cell office:value-type="float" office:value="3027.64823275883" calcext:value-type="float">
            <text:p>3027.64823275883</text:p>
          </table:table-cell>
          <table:table-cell table:number-columns-repeated="3"/>
        </table:table-row>
        <table:table-row table:style-name="ro1">
          <table:table-cell office:value-type="float" office:value="65946" calcext:value-type="float">
            <text:p>65946</text:p>
          </table:table-cell>
          <table:table-cell office:value-type="string" calcext:value-type="string">
            <text:p>2021-05-27 11:00:00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True</text:p>
          </table:table-cell>
          <table:table-cell office:value-type="float" office:value="2689.90586633683" calcext:value-type="float">
            <text:p>2689.90586633683</text:p>
          </table:table-cell>
          <table:table-cell office:value-type="float" office:value="1.3" calcext:value-type="float">
            <text:p>1.3</text:p>
          </table:table-cell>
          <table:table-cell office:value-type="float" office:value="2975.32237376212" calcext:value-type="float">
            <text:p>2975.32237376212</text:p>
          </table:table-cell>
          <table:table-cell table:number-columns-repeated="3"/>
        </table:table-row>
        <table:table-row table:style-name="ro1">
          <table:table-cell office:value-type="float" office:value="66022" calcext:value-type="float">
            <text:p>66022</text:p>
          </table:table-cell>
          <table:table-cell office:value-type="string" calcext:value-type="string">
            <text:p>2021-05-29 01:00:00</text:p>
          </table:table-cell>
          <table:table-cell office:value-type="float" office:value="2531.22" calcext:value-type="float">
            <text:p>2531.22</text:p>
          </table:table-cell>
          <table:table-cell office:value-type="string" calcext:value-type="string">
            <text:p>True</text:p>
          </table:table-cell>
          <table:table-cell office:value-type="float" office:value="2386.8469154452" calcext:value-type="float">
            <text:p>2386.8469154452</text:p>
          </table:table-cell>
          <table:table-cell office:value-type="float" office:value="1.3" calcext:value-type="float">
            <text:p>1.3</text:p>
          </table:table-cell>
          <table:table-cell office:value-type="float" office:value="2718.90500992124" calcext:value-type="float">
            <text:p>2718.90500992124</text:p>
          </table:table-cell>
          <table:table-cell table:number-columns-repeated="3"/>
        </table:table-row>
        <table:table-row table:style-name="ro1">
          <table:table-cell office:value-type="float" office:value="66078" calcext:value-type="float">
            <text:p>66078</text:p>
          </table:table-cell>
          <table:table-cell office:value-type="string" calcext:value-type="string">
            <text:p>2021-05-30 05:00:00</text:p>
          </table:table-cell>
          <table:table-cell office:value-type="float" office:value="2364.92" calcext:value-type="float">
            <text:p>2364.92</text:p>
          </table:table-cell>
          <table:table-cell office:value-type="string" calcext:value-type="string">
            <text:p>True</text:p>
          </table:table-cell>
          <table:table-cell office:value-type="float" office:value="2217.17691759149" calcext:value-type="float">
            <text:p>2217.17691759149</text:p>
          </table:table-cell>
          <table:table-cell office:value-type="float" office:value="1.3" calcext:value-type="float">
            <text:p>1.3</text:p>
          </table:table-cell>
          <table:table-cell office:value-type="float" office:value="2556.98600713106" calcext:value-type="float">
            <text:p>2556.98600713106</text:p>
          </table:table-cell>
          <table:table-cell table:number-columns-repeated="3"/>
        </table:table-row>
        <table:table-row table:style-name="ro1">
          <table:table-cell office:value-type="float" office:value="66129" calcext:value-type="float">
            <text:p>66129</text:p>
          </table:table-cell>
          <table:table-cell office:value-type="string" calcext:value-type="string">
            <text:p>2021-05-31 06:30:00</text:p>
          </table:table-cell>
          <table:table-cell office:value-type="float" office:value="2390.13" calcext:value-type="float">
            <text:p>2390.13</text:p>
          </table:table-cell>
          <table:table-cell office:value-type="string" calcext:value-type="string">
            <text:p>True</text:p>
          </table:table-cell>
          <table:table-cell office:value-type="float" office:value="2274.90156398646" calcext:value-type="float">
            <text:p>2274.90156398646</text:p>
          </table:table-cell>
          <table:table-cell office:value-type="float" office:value="1.3" calcext:value-type="float">
            <text:p>1.3</text:p>
          </table:table-cell>
          <table:table-cell office:value-type="float" office:value="2539.9269668176" calcext:value-type="float">
            <text:p>2539.9269668176</text:p>
          </table:table-cell>
          <table:table-cell table:number-columns-repeated="3"/>
        </table:table-row>
        <table:table-row table:style-name="ro1">
          <table:table-cell office:value-type="float" office:value="66211" calcext:value-type="float">
            <text:p>66211</text:p>
          </table:table-cell>
          <table:table-cell office:value-type="string" calcext:value-type="string">
            <text:p>2021-06-01 23:30:00</text:p>
          </table:table-cell>
          <table:table-cell office:value-type="float" office:value="2634.57" calcext:value-type="float">
            <text:p>2634.57</text:p>
          </table:table-cell>
          <table:table-cell office:value-type="string" calcext:value-type="string">
            <text:p>True</text:p>
          </table:table-cell>
          <table:table-cell office:value-type="float" office:value="2551.20320278237" calcext:value-type="float">
            <text:p>2551.20320278237</text:p>
          </table:table-cell>
          <table:table-cell office:value-type="float" office:value="1.3" calcext:value-type="float">
            <text:p>1.3</text:p>
          </table:table-cell>
          <table:table-cell office:value-type="float" office:value="2742.94683638292" calcext:value-type="float">
            <text:p>2742.94683638292</text:p>
          </table:table-cell>
          <table:table-cell table:number-columns-repeated="3"/>
        </table:table-row>
        <table:table-row table:style-name="ro1">
          <table:table-cell office:value-type="float" office:value="66269" calcext:value-type="float">
            <text:p>66269</text:p>
          </table:table-cell>
          <table:table-cell office:value-type="string" calcext:value-type="string">
            <text:p>2021-06-03 04:30:00</text:p>
          </table:table-cell>
          <table:table-cell office:value-type="float" office:value="2767.17" calcext:value-type="float">
            <text:p>2767.17</text:p>
          </table:table-cell>
          <table:table-cell office:value-type="string" calcext:value-type="string">
            <text:p>True</text:p>
          </table:table-cell>
          <table:table-cell office:value-type="float" office:value="2684.78048386329" calcext:value-type="float">
            <text:p>2684.78048386329</text:p>
          </table:table-cell>
          <table:table-cell office:value-type="float" office:value="1.3" calcext:value-type="float">
            <text:p>1.3</text:p>
          </table:table-cell>
          <table:table-cell office:value-type="float" office:value="2874.27637097772" calcext:value-type="float">
            <text:p>2874.27637097772</text:p>
          </table:table-cell>
          <table:table-cell table:number-columns-repeated="3"/>
        </table:table-row>
        <table:table-row table:style-name="ro1">
          <table:table-cell office:value-type="float" office:value="66342" calcext:value-type="float">
            <text:p>66342</text:p>
          </table:table-cell>
          <table:table-cell office:value-type="string" calcext:value-type="string">
            <text:p>2021-06-04 17:00:0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True</text:p>
          </table:table-cell>
          <table:table-cell office:value-type="float" office:value="2581.88929272183" calcext:value-type="float">
            <text:p>2581.88929272183</text:p>
          </table:table-cell>
          <table:table-cell office:value-type="float" office:value="1.3" calcext:value-type="float">
            <text:p>1.3</text:p>
          </table:table-cell>
          <table:table-cell office:value-type="float" office:value="2853.54391946162" calcext:value-type="float">
            <text:p>2853.54391946162</text:p>
          </table:table-cell>
          <table:table-cell table:number-columns-repeated="3"/>
        </table:table-row>
        <table:table-row table:style-name="ro1">
          <table:table-cell office:value-type="float" office:value="66406" calcext:value-type="float">
            <text:p>66406</text:p>
          </table:table-cell>
          <table:table-cell office:value-type="string" calcext:value-type="string">
            <text:p>2021-06-06 01:00:00</text:p>
          </table:table-cell>
          <table:table-cell office:value-type="float" office:value="2665.32" calcext:value-type="float">
            <text:p>2665.32</text:p>
          </table:table-cell>
          <table:table-cell office:value-type="string" calcext:value-type="string">
            <text:p>True</text:p>
          </table:table-cell>
          <table:table-cell office:value-type="float" office:value="2566.47733553675" calcext:value-type="float">
            <text:p>2566.47733553675</text:p>
          </table:table-cell>
          <table:table-cell office:value-type="float" office:value="1.3" calcext:value-type="float">
            <text:p>1.3</text:p>
          </table:table-cell>
          <table:table-cell office:value-type="float" office:value="2793.81546380222" calcext:value-type="float">
            <text:p>2793.81546380222</text:p>
          </table:table-cell>
          <table:table-cell table:number-columns-repeated="3"/>
        </table:table-row>
        <table:table-row table:style-name="ro1">
          <table:table-cell office:value-type="float" office:value="66452" calcext:value-type="float">
            <text:p>66452</text:p>
          </table:table-cell>
          <table:table-cell office:value-type="string" calcext:value-type="string">
            <text:p>2021-06-07 00:00:00</text:p>
          </table:table-cell>
          <table:table-cell office:value-type="float" office:value="2747.55" calcext:value-type="float">
            <text:p>2747.55</text:p>
          </table:table-cell>
          <table:table-cell office:value-type="string" calcext:value-type="string">
            <text:p>True</text:p>
          </table:table-cell>
          <table:table-cell office:value-type="float" office:value="2651.55004082619" calcext:value-type="float">
            <text:p>2651.55004082619</text:p>
          </table:table-cell>
          <table:table-cell office:value-type="float" office:value="1.3" calcext:value-type="float">
            <text:p>1.3</text:p>
          </table:table-cell>
          <table:table-cell office:value-type="float" office:value="2872.34994692596" calcext:value-type="float">
            <text:p>2872.34994692596</text:p>
          </table:table-cell>
          <table:table-cell table:number-columns-repeated="3"/>
        </table:table-row>
        <table:table-row table:style-name="ro1">
          <table:table-cell office:value-type="float" office:value="66539" calcext:value-type="float">
            <text:p>66539</text:p>
          </table:table-cell>
          <table:table-cell office:value-type="string" calcext:value-type="string">
            <text:p>2021-06-08 19:30:00</text:p>
          </table:table-cell>
          <table:table-cell office:value-type="float" office:value="2501.15" calcext:value-type="float">
            <text:p>2501.15</text:p>
          </table:table-cell>
          <table:table-cell office:value-type="string" calcext:value-type="string">
            <text:p>True</text:p>
          </table:table-cell>
          <table:table-cell office:value-type="float" office:value="2378.25611160185" calcext:value-type="float">
            <text:p>2378.25611160185</text:p>
          </table:table-cell>
          <table:table-cell office:value-type="float" office:value="1.3" calcext:value-type="float">
            <text:p>1.3</text:p>
          </table:table-cell>
          <table:table-cell office:value-type="float" office:value="2660.91205491759" calcext:value-type="float">
            <text:p>2660.91205491759</text:p>
          </table:table-cell>
          <table:table-cell table:number-columns-repeated="3"/>
        </table:table-row>
        <table:table-row table:style-name="ro1">
          <table:table-cell office:value-type="float" office:value="66561" calcext:value-type="float">
            <text:p>66561</text:p>
          </table:table-cell>
          <table:table-cell office:value-type="string" calcext:value-type="string">
            <text:p>2021-06-09 06:30:00</text:p>
          </table:table-cell>
          <table:table-cell office:value-type="float" office:value="2532.82" calcext:value-type="float">
            <text:p>2532.82</text:p>
          </table:table-cell>
          <table:table-cell office:value-type="string" calcext:value-type="string">
            <text:p>True</text:p>
          </table:table-cell>
          <table:table-cell office:value-type="float" office:value="2425.25356248853" calcext:value-type="float">
            <text:p>2425.25356248853</text:p>
          </table:table-cell>
          <table:table-cell office:value-type="float" office:value="1.3" calcext:value-type="float">
            <text:p>1.3</text:p>
          </table:table-cell>
          <table:table-cell office:value-type="float" office:value="2672.65636876491" calcext:value-type="float">
            <text:p>2672.65636876491</text:p>
          </table:table-cell>
          <table:table-cell table:number-columns-repeated="3"/>
        </table:table-row>
        <table:table-row table:style-name="ro1">
          <table:table-cell office:value-type="float" office:value="66581" calcext:value-type="float">
            <text:p>66581</text:p>
          </table:table-cell>
          <table:table-cell office:value-type="string" calcext:value-type="string">
            <text:p>2021-06-09 16:30:00</text:p>
          </table:table-cell>
          <table:table-cell office:value-type="float" office:value="2597.01" calcext:value-type="float">
            <text:p>2597.01</text:p>
          </table:table-cell>
          <table:table-cell office:value-type="string" calcext:value-type="string">
            <text:p>True</text:p>
          </table:table-cell>
          <table:table-cell office:value-type="float" office:value="2472.43732575924" calcext:value-type="float">
            <text:p>2472.43732575924</text:p>
          </table:table-cell>
          <table:table-cell office:value-type="float" office:value="1.3" calcext:value-type="float">
            <text:p>1.3</text:p>
          </table:table-cell>
          <table:table-cell office:value-type="float" office:value="2758.95447651299" calcext:value-type="float">
            <text:p>2758.95447651299</text:p>
          </table:table-cell>
          <table:table-cell table:number-columns-repeated="3"/>
        </table:table-row>
        <table:table-row table:style-name="ro1">
          <table:table-cell office:value-type="float" office:value="66713" calcext:value-type="float">
            <text:p>66713</text:p>
          </table:table-cell>
          <table:table-cell office:value-type="string" calcext:value-type="string">
            <text:p>2021-06-12 10:30:00</text:p>
          </table:table-cell>
          <table:table-cell office:value-type="float" office:value="2393.54" calcext:value-type="float">
            <text:p>2393.54</text:p>
          </table:table-cell>
          <table:table-cell office:value-type="string" calcext:value-type="string">
            <text:p>True</text:p>
          </table:table-cell>
          <table:table-cell office:value-type="float" office:value="2293.94842054591" calcext:value-type="float">
            <text:p>2293.94842054591</text:p>
          </table:table-cell>
          <table:table-cell office:value-type="float" office:value="1.3" calcext:value-type="float">
            <text:p>1.3</text:p>
          </table:table-cell>
          <table:table-cell office:value-type="float" office:value="2523.00905329032" calcext:value-type="float">
            <text:p>2523.00905329032</text:p>
          </table:table-cell>
          <table:table-cell table:number-columns-repeated="3"/>
        </table:table-row>
        <table:table-row table:style-name="ro1">
          <table:table-cell office:value-type="float" office:value="66772" calcext:value-type="float">
            <text:p>66772</text:p>
          </table:table-cell>
          <table:table-cell office:value-type="string" calcext:value-type="string">
            <text:p>2021-06-13 16:00:00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True</text:p>
          </table:table-cell>
          <table:table-cell office:value-type="float" office:value="2310.72873501654" calcext:value-type="float">
            <text:p>2310.72873501654</text:p>
          </table:table-cell>
          <table:table-cell office:value-type="float" office:value="1.3" calcext:value-type="float">
            <text:p>1.3</text:p>
          </table:table-cell>
          <table:table-cell office:value-type="float" office:value="2497.6526444785" calcext:value-type="float">
            <text:p>2497.6526444785</text:p>
          </table:table-cell>
          <table:table-cell table:number-columns-repeated="3"/>
        </table:table-row>
        <table:table-row table:style-name="ro1">
          <table:table-cell office:value-type="float" office:value="66936" calcext:value-type="float">
            <text:p>66936</text:p>
          </table:table-cell>
          <table:table-cell office:value-type="string" calcext:value-type="string">
            <text:p>2021-06-17 02:00:00</text:p>
          </table:table-cell>
          <table:table-cell office:value-type="float" office:value="2425.55" calcext:value-type="float">
            <text:p>2425.55</text:p>
          </table:table-cell>
          <table:table-cell office:value-type="string" calcext:value-type="string">
            <text:p>True</text:p>
          </table:table-cell>
          <table:table-cell office:value-type="float" office:value="2363.20984057333" calcext:value-type="float">
            <text:p>2363.20984057333</text:p>
          </table:table-cell>
          <table:table-cell office:value-type="float" office:value="1.3" calcext:value-type="float">
            <text:p>1.3</text:p>
          </table:table-cell>
          <table:table-cell office:value-type="float" office:value="2506.59220725466" calcext:value-type="float">
            <text:p>2506.59220725466</text:p>
          </table:table-cell>
          <table:table-cell table:number-columns-repeated="3"/>
        </table:table-row>
        <table:table-row table:style-name="ro1">
          <table:table-cell office:value-type="float" office:value="67028" calcext:value-type="float">
            <text:p>67028</text:p>
          </table:table-cell>
          <table:table-cell office:value-type="string" calcext:value-type="string">
            <text:p>2021-06-19 00:00:00</text:p>
          </table:table-cell>
          <table:table-cell office:value-type="float" office:value="2249.65" calcext:value-type="float">
            <text:p>2249.65</text:p>
          </table:table-cell>
          <table:table-cell office:value-type="string" calcext:value-type="string">
            <text:p>True</text:p>
          </table:table-cell>
          <table:table-cell office:value-type="float" office:value="2171.37284276572" calcext:value-type="float">
            <text:p>2171.37284276572</text:p>
          </table:table-cell>
          <table:table-cell office:value-type="float" office:value="1.3" calcext:value-type="float">
            <text:p>1.3</text:p>
          </table:table-cell>
          <table:table-cell office:value-type="float" office:value="2351.41030440457" calcext:value-type="float">
            <text:p>2351.41030440457</text:p>
          </table:table-cell>
          <table:table-cell table:number-columns-repeated="3"/>
        </table:table-row>
        <table:table-row table:style-name="ro1">
          <table:table-cell office:value-type="float" office:value="67052" calcext:value-type="float">
            <text:p>67052</text:p>
          </table:table-cell>
          <table:table-cell office:value-type="string" calcext:value-type="string">
            <text:p>2021-06-19 12:00:00</text:p>
          </table:table-cell>
          <table:table-cell office:value-type="float" office:value="2258.64" calcext:value-type="float">
            <text:p>2258.64</text:p>
          </table:table-cell>
          <table:table-cell office:value-type="string" calcext:value-type="string">
            <text:p>True</text:p>
          </table:table-cell>
          <table:table-cell office:value-type="float" office:value="2195.90270775022" calcext:value-type="float">
            <text:p>2195.90270775022</text:p>
          </table:table-cell>
          <table:table-cell office:value-type="float" office:value="1.3" calcext:value-type="float">
            <text:p>1.3</text:p>
          </table:table-cell>
          <table:table-cell office:value-type="float" office:value="2340.19847992471" calcext:value-type="float">
            <text:p>2340.19847992471</text:p>
          </table:table-cell>
          <table:table-cell table:number-columns-repeated="3"/>
        </table:table-row>
        <table:table-row table:style-name="ro1">
          <table:table-cell office:value-type="float" office:value="67112" calcext:value-type="float">
            <text:p>67112</text:p>
          </table:table-cell>
          <table:table-cell office:value-type="string" calcext:value-type="string">
            <text:p>2021-06-20 18:00:00</text:p>
          </table:table-cell>
          <table:table-cell office:value-type="float" office:value="2144.95" calcext:value-type="float">
            <text:p>2144.95</text:p>
          </table:table-cell>
          <table:table-cell office:value-type="string" calcext:value-type="string">
            <text:p>True</text:p>
          </table:table-cell>
          <table:table-cell office:value-type="float" office:value="2084.90664734725" calcext:value-type="float">
            <text:p>2084.90664734725</text:p>
          </table:table-cell>
          <table:table-cell office:value-type="float" office:value="1.3" calcext:value-type="float">
            <text:p>1.3</text:p>
          </table:table-cell>
          <table:table-cell office:value-type="float" office:value="2223.00635844857" calcext:value-type="float">
            <text:p>2223.00635844857</text:p>
          </table:table-cell>
          <table:table-cell table:number-columns-repeated="3"/>
        </table:table-row>
        <table:table-row table:style-name="ro1">
          <table:table-cell office:value-type="float" office:value="67204" calcext:value-type="float">
            <text:p>67204</text:p>
          </table:table-cell>
          <table:table-cell office:value-type="string" calcext:value-type="string">
            <text:p>2021-06-22 16:00:00</text:p>
          </table:table-cell>
          <table:table-cell office:value-type="float" office:value="1910.2" calcext:value-type="float">
            <text:p>1910.2</text:p>
          </table:table-cell>
          <table:table-cell office:value-type="string" calcext:value-type="string">
            <text:p>True</text:p>
          </table:table-cell>
          <table:table-cell office:value-type="float" office:value="1742.64693051885" calcext:value-type="float">
            <text:p>1742.64693051885</text:p>
          </table:table-cell>
          <table:table-cell office:value-type="float" office:value="1.3" calcext:value-type="float">
            <text:p>1.3</text:p>
          </table:table-cell>
          <table:table-cell office:value-type="float" office:value="2128.01899032549" calcext:value-type="float">
            <text:p>2128.01899032549</text:p>
          </table:table-cell>
          <table:table-cell table:number-columns-repeated="3"/>
        </table:table-row>
        <table:table-row table:style-name="ro1">
          <table:table-cell office:value-type="float" office:value="67291" calcext:value-type="float">
            <text:p>67291</text:p>
          </table:table-cell>
          <table:table-cell office:value-type="string" calcext:value-type="string">
            <text:p>2021-06-24 11:30:00</text:p>
          </table:table-cell>
          <table:table-cell office:value-type="float" office:value="1965.25" calcext:value-type="float">
            <text:p>1965.25</text:p>
          </table:table-cell>
          <table:table-cell office:value-type="string" calcext:value-type="string">
            <text:p>True</text:p>
          </table:table-cell>
          <table:table-cell office:value-type="float" office:value="1905.49968470856" calcext:value-type="float">
            <text:p>1905.49968470856</text:p>
          </table:table-cell>
          <table:table-cell office:value-type="float" office:value="1.3" calcext:value-type="float">
            <text:p>1.3</text:p>
          </table:table-cell>
          <table:table-cell office:value-type="float" office:value="2042.92540987887" calcext:value-type="float">
            <text:p>2042.925409878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8T17:28:07.957066205</dc:date>
    <meta:editing-duration>PT56M49S</meta:editing-duration>
    <meta:editing-cycles>2</meta:editing-cycles>
    <meta:generator>LibreOffice/6.4.7.2$Linux_X86_64 LibreOffice_project/40$Build-2</meta:generator>
    <meta:document-statistic meta:table-count="1" meta:cell-count="724" meta:object-count="0"/>
  </office:meta>
</office:document-meta>
</file>